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5.81pt" fo:break-before="auto" style:use-optimal-row-height="true"/>
    </style:style>
    <style:style style:name="ro2" style:family="table-row">
      <style:table-row-properties style:row-height="214.16pt" fo:break-before="auto" style:use-optimal-row-height="tru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124.61pt" fo:break-before="auto" style:use-optimal-row-height="true"/>
    </style:style>
    <style:style style:name="ro5" style:family="table-row">
      <style:table-row-properties style:row-height="583.54pt" fo:break-before="auto" style:use-optimal-row-height="true"/>
    </style:style>
    <style:style style:name="ro6" style:family="table-row">
      <style:table-row-properties style:row-height="326.1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561.15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393.25pt" fo:break-before="auto" style:use-optimal-row-height="true"/>
    </style:style>
    <style:style style:name="ro11" style:family="table-row">
      <style:table-row-properties style:row-height="57.46pt" fo:break-before="auto" style:use-optimal-row-height="true"/>
    </style:style>
    <style:style style:name="ro12" style:family="table-row">
      <style:table-row-properties style:row-height="314.9pt" fo:break-before="auto" style:use-optimal-row-height="true"/>
    </style:style>
    <style:style style:name="ro13" style:family="table-row">
      <style:table-row-properties style:row-height="202.96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113.41pt" fo:break-before="auto" style:use-optimal-row-height="true"/>
    </style:style>
    <style:style style:name="ro16" style:family="table-row">
      <style:table-row-properties style:row-height="505.19pt" fo:break-before="auto" style:use-optimal-row-height="true"/>
    </style:style>
    <style:style style:name="ro17" style:family="table-row">
      <style:table-row-properties style:row-height="370.86pt" fo:break-before="auto" style:use-optimal-row-height="tru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ww.wikipathways.org//skins/common/images/info.png" draw:style-name="gr1" draw:text-style-name="P1" svg:width="14.97pt" svg:height="14.97pt" svg:x="127.98pt" svg:y="0pt">
            <draw:image xlink:href="https://www.wikipathways.org//skins/common/images/info.png" xlink:type="simple" xlink:show="embed" xlink:actuate="onLoad">
              <text:p/>
            </draw:image>
          </draw:frame>
          <draw:frame draw:z-index="1" draw:name="https://www.wikipathways.org//skins/common/images/info.png" draw:style-name="gr1" draw:text-style-name="P1" svg:width="14.97pt" svg:height="14.97pt" svg:x="127.98pt" svg:y="12.78pt">
            <draw:image xlink:href="https://www.wikipathways.org//skins/common/images/info.png" xlink:type="simple" xlink:show="embed" xlink:actuate="onLoad">
              <text:p/>
            </draw:image>
          </draw:frame>
          <draw:frame draw:z-index="2" draw:name="https://www.wikipathways.org//skins/common/images/info.png" draw:style-name="gr1" draw:text-style-name="P1" svg:width="14.97pt" svg:height="14.97pt" svg:x="127.98pt" svg:y="25.6pt">
            <draw:image xlink:href="https://www.wikipathways.org//skins/common/images/info.png" xlink:type="simple" xlink:show="embed" xlink:actuate="onLoad">
              <text:p/>
            </draw:image>
          </draw:frame>
          <draw:frame draw:z-index="3" draw:name="https://www.wikipathways.org//skins/common/images/info.png" draw:style-name="gr1" draw:text-style-name="P1" svg:width="14.97pt" svg:height="14.97pt" svg:x="127.98pt" svg:y="38.38pt">
            <draw:image xlink:href="https://www.wikipathways.org//skins/common/images/info.png" xlink:type="simple" xlink:show="embed" xlink:actuate="onLoad">
              <text:p/>
            </draw:image>
          </draw:frame>
          <draw:frame draw:z-index="4" draw:name="https://www.wikipathways.org//skins/common/images/info.png" draw:style-name="gr1" draw:text-style-name="P1" svg:width="14.97pt" svg:height="14.97pt" svg:x="127.98pt" svg:y="51.19pt">
            <draw:image xlink:href="https://www.wikipathways.org//skins/common/images/info.png" xlink:type="simple" xlink:show="embed" xlink:actuate="onLoad">
              <text:p/>
            </draw:image>
          </draw:frame>
          <draw:frame draw:z-index="5" draw:name="https://www.wikipathways.org//skins/common/images/info.png" draw:style-name="gr1" draw:text-style-name="P1" svg:width="14.97pt" svg:height="14.97pt" svg:x="127.98pt" svg:y="63.98pt">
            <draw:image xlink:href="https://www.wikipathways.org//skins/common/images/info.png" xlink:type="simple" xlink:show="embed" xlink:actuate="onLoad">
              <text:p/>
            </draw:image>
          </draw:frame>
          <draw:frame draw:z-index="6" draw:name="https://www.wikipathways.org//skins/common/images/info.png" draw:style-name="gr1" draw:text-style-name="P1" svg:width="14.97pt" svg:height="14.97pt" svg:x="127.98pt" svg:y="76.79pt">
            <draw:image xlink:href="https://www.wikipathways.org//skins/common/images/info.png" xlink:type="simple" xlink:show="embed" xlink:actuate="onLoad">
              <text:p/>
            </draw:image>
          </draw:frame>
          <draw:frame draw:z-index="7" draw:name="https://www.wikipathways.org//skins/common/images/info.png" draw:style-name="gr1" draw:text-style-name="P1" svg:width="14.97pt" svg:height="14.97pt" svg:x="127.98pt" svg:y="89.57pt">
            <draw:image xlink:href="https://www.wikipathways.org//skins/common/images/info.png" xlink:type="simple" xlink:show="embed" xlink:actuate="onLoad">
              <text:p/>
            </draw:image>
          </draw:frame>
          <draw:frame draw:z-index="8" draw:name="https://www.wikipathways.org//skins/common/images/info.png" draw:style-name="gr1" draw:text-style-name="P1" svg:width="14.97pt" svg:height="14.97pt" svg:x="127.98pt" svg:y="102.39pt">
            <draw:image xlink:href="https://www.wikipathways.org//skins/common/images/info.png" xlink:type="simple" xlink:show="embed" xlink:actuate="onLoad">
              <text:p/>
            </draw:image>
          </draw:frame>
          <draw:frame draw:z-index="9" draw:name="https://www.wikipathways.org//skins/common/images/info.png" draw:style-name="gr1" draw:text-style-name="P1" svg:width="14.97pt" svg:height="14.97pt" svg:x="127.98pt" svg:y="115.2pt">
            <draw:image xlink:href="https://www.wikipathways.org//skins/common/images/info.png" xlink:type="simple" xlink:show="embed" xlink:actuate="onLoad">
              <text:p/>
            </draw:image>
          </draw:frame>
          <draw:frame draw:z-index="10" draw:name="https://www.wikipathways.org//skins/common/images/info.png" draw:style-name="gr1" draw:text-style-name="P1" svg:width="14.97pt" svg:height="14.97pt" svg:x="127.98pt" svg:y="127.98pt">
            <draw:image xlink:href="https://www.wikipathways.org//skins/common/images/info.png" xlink:type="simple" xlink:show="embed" xlink:actuate="onLoad">
              <text:p/>
            </draw:image>
          </draw:frame>
          <draw:frame draw:z-index="11" draw:name="https://www.wikipathways.org//skins/common/images/info.png" draw:style-name="gr1" draw:text-style-name="P1" svg:width="14.97pt" svg:height="14.97pt" svg:x="127.98pt" svg:y="140.8pt">
            <draw:image xlink:href="https://www.wikipathways.org//skins/common/images/info.png" xlink:type="simple" xlink:show="embed" xlink:actuate="onLoad">
              <text:p/>
            </draw:image>
          </draw:frame>
          <draw:frame draw:z-index="12" draw:name="https://www.wikipathways.org//skins/common/images/info.png" draw:style-name="gr1" draw:text-style-name="P1" svg:width="14.97pt" svg:height="14.97pt" svg:x="127.98pt" svg:y="153.58pt">
            <draw:image xlink:href="https://www.wikipathways.org//skins/common/images/info.png" xlink:type="simple" xlink:show="embed" xlink:actuate="onLoad">
              <text:p/>
            </draw:image>
          </draw:frame>
          <draw:frame draw:z-index="13" draw:name="https://www.wikipathways.org//skins/common/images/info.png" draw:style-name="gr1" draw:text-style-name="P1" svg:width="14.97pt" svg:height="14.97pt" svg:x="127.98pt" svg:y="166.39pt">
            <draw:image xlink:href="https://www.wikipathways.org//skins/common/images/info.png" xlink:type="simple" xlink:show="embed" xlink:actuate="onLoad">
              <text:p/>
            </draw:image>
          </draw:frame>
          <draw:frame draw:z-index="14" draw:name="https://www.wikipathways.org//skins/common/images/info.png" draw:style-name="gr1" draw:text-style-name="P1" svg:width="14.97pt" svg:height="14.97pt" svg:x="127.98pt" svg:y="179.18pt">
            <draw:image xlink:href="https://www.wikipathways.org//skins/common/images/info.png" xlink:type="simple" xlink:show="embed" xlink:actuate="onLoad">
              <text:p/>
            </draw:image>
          </draw:frame>
          <draw:frame draw:z-index="15" draw:name="https://www.wikipathways.org//skins/common/images/info.png" draw:style-name="gr1" draw:text-style-name="P1" svg:width="14.97pt" svg:height="14.97pt" svg:x="127.98pt" svg:y="191.99pt">
            <draw:image xlink:href="https://www.wikipathways.org//skins/common/images/info.png" xlink:type="simple" xlink:show="embed" xlink:actuate="onLoad">
              <text:p/>
            </draw:image>
          </draw:frame>
          <draw:frame draw:z-index="16" draw:name="https://www.wikipathways.org//skins/common/images/info.png" draw:style-name="gr1" draw:text-style-name="P1" svg:width="14.97pt" svg:height="14.97pt" svg:x="127.98pt" svg:y="204.77pt">
            <draw:image xlink:href="https://www.wikipathways.org//skins/common/images/info.png" xlink:type="simple" xlink:show="embed" xlink:actuate="onLoad">
              <text:p/>
            </draw:image>
          </draw:frame>
          <draw:frame draw:z-index="17" draw:name="https://www.wikipathways.org//skins/common/images/info.png" draw:style-name="gr1" draw:text-style-name="P1" svg:width="14.97pt" svg:height="14.97pt" svg:x="127.98pt" svg:y="217.59pt">
            <draw:image xlink:href="https://www.wikipathways.org//skins/common/images/info.png" xlink:type="simple" xlink:show="embed" xlink:actuate="onLoad">
              <text:p/>
            </draw:image>
          </draw:frame>
          <draw:frame draw:z-index="18" draw:name="https://www.wikipathways.org//skins/common/images/info.png" draw:style-name="gr1" draw:text-style-name="P1" svg:width="14.97pt" svg:height="14.97pt" svg:x="127.98pt" svg:y="230.4pt">
            <draw:image xlink:href="https://www.wikipathways.org//skins/common/images/info.png" xlink:type="simple" xlink:show="embed" xlink:actuate="onLoad">
              <text:p/>
            </draw:image>
          </draw:frame>
          <draw:frame draw:z-index="19" draw:name="https://www.wikipathways.org//skins/common/images/info.png" draw:style-name="gr1" draw:text-style-name="P1" svg:width="14.97pt" svg:height="14.97pt" svg:x="127.98pt" svg:y="243.18pt">
            <draw:image xlink:href="https://www.wikipathways.org//skins/common/images/info.png" xlink:type="simple" xlink:show="embed" xlink:actuate="onLoad">
              <text:p/>
            </draw:image>
          </draw:frame>
          <draw:frame draw:z-index="20" draw:name="https://www.wikipathways.org//skins/common/images/info.png" draw:style-name="gr1" draw:text-style-name="P1" svg:width="14.97pt" svg:height="14.97pt" svg:x="127.98pt" svg:y="256pt">
            <draw:image xlink:href="https://www.wikipathways.org//skins/common/images/info.png" xlink:type="simple" xlink:show="embed" xlink:actuate="onLoad">
              <text:p/>
            </draw:image>
          </draw:frame>
          <draw:frame draw:z-index="21" draw:name="https://www.wikipathways.org//skins/common/images/info.png" draw:style-name="gr1" draw:text-style-name="P1" svg:width="14.97pt" svg:height="14.97pt" svg:x="127.98pt" svg:y="268.78pt">
            <draw:image xlink:href="https://www.wikipathways.org//skins/common/images/info.png" xlink:type="simple" xlink:show="embed" xlink:actuate="onLoad">
              <text:p/>
            </draw:image>
          </draw:frame>
          <draw:frame draw:z-index="22" draw:name="https://www.wikipathways.org//skins/common/images/info.png" draw:style-name="gr1" draw:text-style-name="P1" svg:width="14.97pt" svg:height="14.97pt" svg:x="127.98pt" svg:y="281.59pt">
            <draw:image xlink:href="https://www.wikipathways.org//skins/common/images/info.png" xlink:type="simple" xlink:show="embed" xlink:actuate="onLoad">
              <text:p/>
            </draw:image>
          </draw:frame>
          <draw:frame draw:z-index="23" draw:name="https://www.wikipathways.org//skins/common/images/info.png" draw:style-name="gr1" draw:text-style-name="P1" svg:width="14.97pt" svg:height="14.97pt" svg:x="127.98pt" svg:y="294.38pt">
            <draw:image xlink:href="https://www.wikipathways.org//skins/common/images/info.png" xlink:type="simple" xlink:show="embed" xlink:actuate="onLoad">
              <text:p/>
            </draw:image>
          </draw:frame>
          <draw:frame draw:z-index="24" draw:name="https://www.wikipathways.org//skins/common/images/info.png" draw:style-name="gr1" draw:text-style-name="P1" svg:width="14.97pt" svg:height="14.97pt" svg:x="127.98pt" svg:y="307.19pt">
            <draw:image xlink:href="https://www.wikipathways.org//skins/common/images/info.png" xlink:type="simple" xlink:show="embed" xlink:actuate="onLoad">
              <text:p/>
            </draw:image>
          </draw:frame>
          <draw:frame draw:z-index="25" draw:name="https://www.wikipathways.org//skins/common/images/info.png" draw:style-name="gr1" draw:text-style-name="P1" svg:width="14.97pt" svg:height="14.97pt" svg:x="127.98pt" svg:y="319.97pt">
            <draw:image xlink:href="https://www.wikipathways.org//skins/common/images/info.png" xlink:type="simple" xlink:show="embed" xlink:actuate="onLoad">
              <text:p/>
            </draw:image>
          </draw:frame>
          <draw:frame draw:z-index="26" draw:name="https://www.wikipathways.org//skins/common/images/info.png" draw:style-name="gr1" draw:text-style-name="P1" svg:width="14.97pt" svg:height="14.97pt" svg:x="127.98pt" svg:y="332.79pt">
            <draw:image xlink:href="https://www.wikipathways.org//skins/common/images/info.png" xlink:type="simple" xlink:show="embed" xlink:actuate="onLoad">
              <text:p/>
            </draw:image>
          </draw:frame>
          <draw:frame draw:z-index="27" draw:name="https://www.wikipathways.org//skins/common/images/info.png" draw:style-name="gr1" draw:text-style-name="P1" svg:width="14.97pt" svg:height="14.97pt" svg:x="127.98pt" svg:y="345.6pt">
            <draw:image xlink:href="https://www.wikipathways.org//skins/common/images/info.png" xlink:type="simple" xlink:show="embed" xlink:actuate="onLoad">
              <text:p/>
            </draw:image>
          </draw:frame>
          <draw:frame draw:z-index="28" draw:name="https://www.wikipathways.org//skins/common/images/info.png" draw:style-name="gr1" draw:text-style-name="P1" svg:width="14.97pt" svg:height="14.97pt" svg:x="127.98pt" svg:y="358.38pt">
            <draw:image xlink:href="https://www.wikipathways.org//skins/common/images/info.png" xlink:type="simple" xlink:show="embed" xlink:actuate="onLoad">
              <text:p/>
            </draw:image>
          </draw:frame>
          <draw:frame draw:z-index="29" draw:name="https://www.wikipathways.org//skins/common/images/info.png" draw:style-name="gr1" draw:text-style-name="P1" svg:width="14.97pt" svg:height="14.97pt" svg:x="127.98pt" svg:y="371.2pt">
            <draw:image xlink:href="https://www.wikipathways.org//skins/common/images/info.png" xlink:type="simple" xlink:show="embed" xlink:actuate="onLoad">
              <text:p/>
            </draw:image>
          </draw:frame>
          <draw:frame draw:z-index="30" draw:name="https://www.wikipathways.org//skins/common/images/info.png" draw:style-name="gr1" draw:text-style-name="P1" svg:width="14.97pt" svg:height="14.97pt" svg:x="127.98pt" svg:y="383.98pt">
            <draw:image xlink:href="https://www.wikipathways.org//skins/common/images/info.png" xlink:type="simple" xlink:show="embed" xlink:actuate="onLoad">
              <text:p/>
            </draw:image>
          </draw:frame>
          <draw:frame draw:z-index="31" draw:name="https://www.wikipathways.org//skins/common/images/info.png" draw:style-name="gr1" draw:text-style-name="P1" svg:width="14.97pt" svg:height="14.97pt" svg:x="127.98pt" svg:y="396.79pt">
            <draw:image xlink:href="https://www.wikipathways.org//skins/common/images/info.png" xlink:type="simple" xlink:show="embed" xlink:actuate="onLoad">
              <text:p/>
            </draw:image>
          </draw:frame>
          <draw:frame draw:z-index="32" draw:name="https://www.wikipathways.org//skins/common/images/info.png" draw:style-name="gr1" draw:text-style-name="P1" svg:width="14.97pt" svg:height="14.97pt" svg:x="127.98pt" svg:y="409.58pt">
            <draw:image xlink:href="https://www.wikipathways.org//skins/common/images/info.png" xlink:type="simple" xlink:show="embed" xlink:actuate="onLoad">
              <text:p/>
            </draw:image>
          </draw:frame>
          <draw:frame draw:z-index="33" draw:name="https://www.wikipathways.org//skins/common/images/info.png" draw:style-name="gr1" draw:text-style-name="P1" svg:width="14.97pt" svg:height="14.97pt" svg:x="127.98pt" svg:y="422.39pt">
            <draw:image xlink:href="https://www.wikipathways.org//skins/common/images/info.png" xlink:type="simple" xlink:show="embed" xlink:actuate="onLoad">
              <text:p/>
            </draw:image>
          </draw:frame>
          <draw:frame draw:z-index="34" draw:name="https://www.wikipathways.org//skins/common/images/info.png" draw:style-name="gr1" draw:text-style-name="P1" svg:width="14.97pt" svg:height="14.97pt" svg:x="127.98pt" svg:y="435.17pt">
            <draw:image xlink:href="https://www.wikipathways.org//skins/common/images/info.png" xlink:type="simple" xlink:show="embed" xlink:actuate="onLoad">
              <text:p/>
            </draw:image>
          </draw:frame>
          <draw:frame draw:z-index="35" draw:name="https://www.wikipathways.org//skins/common/images/info.png" draw:style-name="gr1" draw:text-style-name="P1" svg:width="14.97pt" svg:height="14.97pt" svg:x="127.98pt" svg:y="447.99pt">
            <draw:image xlink:href="https://www.wikipathways.org//skins/common/images/info.png" xlink:type="simple" xlink:show="embed" xlink:actuate="onLoad">
              <text:p/>
            </draw:image>
          </draw:frame>
          <draw:frame draw:z-index="36" draw:name="https://www.wikipathways.org//skins/common/images/info.png" draw:style-name="gr1" draw:text-style-name="P1" svg:width="14.97pt" svg:height="14.97pt" svg:x="127.98pt" svg:y="460.8pt">
            <draw:image xlink:href="https://www.wikipathways.org//skins/common/images/info.png" xlink:type="simple" xlink:show="embed" xlink:actuate="onLoad">
              <text:p/>
            </draw:image>
          </draw:frame>
          <draw:frame draw:z-index="37" draw:name="https://www.wikipathways.org//skins/common/images/info.png" draw:style-name="gr1" draw:text-style-name="P1" svg:width="14.97pt" svg:height="14.97pt" svg:x="127.98pt" svg:y="473.58pt">
            <draw:image xlink:href="https://www.wikipathways.org//skins/common/images/info.png" xlink:type="simple" xlink:show="embed" xlink:actuate="onLoad">
              <text:p/>
            </draw:image>
          </draw:frame>
          <draw:frame draw:z-index="38" draw:name="https://www.wikipathways.org//skins/common/images/info.png" draw:style-name="gr1" draw:text-style-name="P1" svg:width="14.97pt" svg:height="14.97pt" svg:x="127.98pt" svg:y="486.4pt">
            <draw:image xlink:href="https://www.wikipathways.org//skins/common/images/info.png" xlink:type="simple" xlink:show="embed" xlink:actuate="onLoad">
              <text:p/>
            </draw:image>
          </draw:frame>
          <draw:frame draw:z-index="39" draw:name="https://www.wikipathways.org//skins/common/images/info.png" draw:style-name="gr1" draw:text-style-name="P1" svg:width="14.97pt" svg:height="14.97pt" svg:x="127.98pt" svg:y="499.18pt">
            <draw:image xlink:href="https://www.wikipathways.org//skins/common/images/info.png" xlink:type="simple" xlink:show="embed" xlink:actuate="onLoad">
              <text:p/>
            </draw:image>
          </draw:frame>
          <draw:frame draw:z-index="40" draw:name="https://www.wikipathways.org//skins/common/images/info.png" draw:style-name="gr1" draw:text-style-name="P1" svg:width="14.97pt" svg:height="14.97pt" svg:x="127.98pt" svg:y="511.99pt">
            <draw:image xlink:href="https://www.wikipathways.org//skins/common/images/info.png" xlink:type="simple" xlink:show="embed" xlink:actuate="onLoad">
              <text:p/>
            </draw:image>
          </draw:frame>
          <draw:frame draw:z-index="41" draw:name="https://www.wikipathways.org//skins/common/images/info.png" draw:style-name="gr1" draw:text-style-name="P1" svg:width="14.97pt" svg:height="14.97pt" svg:x="127.98pt" svg:y="524.78pt">
            <draw:image xlink:href="https://www.wikipathways.org//skins/common/images/info.png" xlink:type="simple" xlink:show="embed" xlink:actuate="onLoad">
              <text:p/>
            </draw:image>
          </draw:frame>
          <draw:frame draw:z-index="42" draw:name="https://www.wikipathways.org//skins/common/images/info.png" draw:style-name="gr1" draw:text-style-name="P1" svg:width="14.97pt" svg:height="14.97pt" svg:x="127.98pt" svg:y="537.59pt">
            <draw:image xlink:href="https://www.wikipathways.org//skins/common/images/info.png" xlink:type="simple" xlink:show="embed" xlink:actuate="onLoad">
              <text:p/>
            </draw:image>
          </draw:frame>
          <draw:frame draw:z-index="43" draw:name="https://www.wikipathways.org//skins/common/images/info.png" draw:style-name="gr1" draw:text-style-name="P1" svg:width="14.97pt" svg:height="14.97pt" svg:x="127.98pt" svg:y="550.37pt">
            <draw:image xlink:href="https://www.wikipathways.org//skins/common/images/info.png" xlink:type="simple" xlink:show="embed" xlink:actuate="onLoad">
              <text:p/>
            </draw:image>
          </draw:frame>
          <draw:frame draw:z-index="44" draw:name="https://www.wikipathways.org//skins/common/images/info.png" draw:style-name="gr1" draw:text-style-name="P1" svg:width="14.97pt" svg:height="14.97pt" svg:x="127.98pt" svg:y="563.19pt">
            <draw:image xlink:href="https://www.wikipathways.org//skins/common/images/info.png" xlink:type="simple" xlink:show="embed" xlink:actuate="onLoad">
              <text:p/>
            </draw:image>
          </draw:frame>
          <draw:frame draw:z-index="45" draw:name="https://www.wikipathways.org//skins/common/images/info.png" draw:style-name="gr1" draw:text-style-name="P1" svg:width="14.97pt" svg:height="14.97pt" svg:x="127.98pt" svg:y="576pt">
            <draw:image xlink:href="https://www.wikipathways.org//skins/common/images/info.png" xlink:type="simple" xlink:show="embed" xlink:actuate="onLoad">
              <text:p/>
            </draw:image>
          </draw:frame>
          <draw:frame draw:z-index="46" draw:name="https://www.wikipathways.org//skins/common/images/info.png" draw:style-name="gr1" draw:text-style-name="P1" svg:width="14.97pt" svg:height="14.97pt" svg:x="127.98pt" svg:y="588.78pt">
            <draw:image xlink:href="https://www.wikipathways.org//skins/common/images/info.png" xlink:type="simple" xlink:show="embed" xlink:actuate="onLoad">
              <text:p/>
            </draw:image>
          </draw:frame>
          <draw:frame draw:z-index="47" draw:name="https://www.wikipathways.org//skins/common/images/info.png" draw:style-name="gr1" draw:text-style-name="P1" svg:width="14.97pt" svg:height="14.97pt" svg:x="127.98pt" svg:y="601.6pt">
            <draw:image xlink:href="https://www.wikipathways.org//skins/common/images/info.png" xlink:type="simple" xlink:show="embed" xlink:actuate="onLoad">
              <text:p/>
            </draw:image>
          </draw:frame>
          <draw:frame draw:z-index="48" draw:name="https://www.wikipathways.org//skins/common/images/info.png" draw:style-name="gr1" draw:text-style-name="P1" svg:width="14.97pt" svg:height="14.97pt" svg:x="127.98pt" svg:y="614.38pt">
            <draw:image xlink:href="https://www.wikipathways.org//skins/common/images/info.png" xlink:type="simple" xlink:show="embed" xlink:actuate="onLoad">
              <text:p/>
            </draw:image>
          </draw:frame>
          <draw:frame draw:z-index="49" draw:name="https://www.wikipathways.org//skins/common/images/info.png" draw:style-name="gr1" draw:text-style-name="P1" svg:width="14.97pt" svg:height="14.97pt" svg:x="127.98pt" svg:y="627.19pt">
            <draw:image xlink:href="https://www.wikipathways.org//skins/common/images/info.png" xlink:type="simple" xlink:show="embed" xlink:actuate="onLoad">
              <text:p/>
            </draw:image>
          </draw:frame>
          <draw:frame draw:z-index="50" draw:name="https://www.wikipathways.org//skins/common/images/info.png" draw:style-name="gr1" draw:text-style-name="P1" svg:width="14.97pt" svg:height="14.97pt" svg:x="127.98pt" svg:y="639.98pt">
            <draw:image xlink:href="https://www.wikipathways.org//skins/common/images/info.png" xlink:type="simple" xlink:show="embed" xlink:actuate="onLoad">
              <text:p/>
            </draw:image>
          </draw:frame>
          <draw:frame draw:z-index="51" draw:name="https://www.wikipathways.org//skins/common/images/info.png" draw:style-name="gr1" draw:text-style-name="P1" svg:width="14.97pt" svg:height="14.97pt" svg:x="127.98pt" svg:y="652.79pt">
            <draw:image xlink:href="https://www.wikipathways.org//skins/common/images/info.png" xlink:type="simple" xlink:show="embed" xlink:actuate="onLoad">
              <text:p/>
            </draw:image>
          </draw:frame>
          <draw:frame draw:z-index="52" draw:name="https://www.wikipathways.org//skins/common/images/info.png" draw:style-name="gr1" draw:text-style-name="P1" svg:width="14.97pt" svg:height="14.97pt" svg:x="127.98pt" svg:y="665.57pt">
            <draw:image xlink:href="https://www.wikipathways.org//skins/common/images/info.png" xlink:type="simple" xlink:show="embed" xlink:actuate="onLoad">
              <text:p/>
            </draw:image>
          </draw:frame>
          <draw:frame draw:z-index="53" draw:name="https://www.wikipathways.org//skins/common/images/info.png" draw:style-name="gr1" draw:text-style-name="P1" svg:width="14.97pt" svg:height="14.97pt" svg:x="127.98pt" svg:y="678.39pt">
            <draw:image xlink:href="https://www.wikipathways.org//skins/common/images/info.png" xlink:type="simple" xlink:show="embed" xlink:actuate="onLoad">
              <text:p/>
            </draw:image>
          </draw:frame>
          <draw:frame draw:z-index="54" draw:name="https://www.wikipathways.org//skins/common/images/info.png" draw:style-name="gr1" draw:text-style-name="P1" svg:width="14.97pt" svg:height="14.97pt" svg:x="127.98pt" svg:y="691.2pt">
            <draw:image xlink:href="https://www.wikipathways.org//skins/common/images/info.png" xlink:type="simple" xlink:show="embed" xlink:actuate="onLoad">
              <text:p/>
            </draw:image>
          </draw:frame>
          <draw:frame draw:z-index="55" draw:name="https://www.wikipathways.org//skins/common/images/info.png" draw:style-name="gr1" draw:text-style-name="P1" svg:width="14.97pt" svg:height="14.97pt" svg:x="127.98pt" svg:y="703.98pt">
            <draw:image xlink:href="https://www.wikipathways.org//skins/common/images/info.png" xlink:type="simple" xlink:show="embed" xlink:actuate="onLoad">
              <text:p/>
            </draw:image>
          </draw:frame>
          <draw:frame draw:z-index="56" draw:name="https://www.wikipathways.org//skins/common/images/info.png" draw:style-name="gr1" draw:text-style-name="P1" svg:width="14.97pt" svg:height="14.97pt" svg:x="127.98pt" svg:y="716.8pt">
            <draw:image xlink:href="https://www.wikipathways.org//skins/common/images/info.png" xlink:type="simple" xlink:show="embed" xlink:actuate="onLoad">
              <text:p/>
            </draw:image>
          </draw:frame>
          <draw:frame draw:z-index="57" draw:name="https://www.wikipathways.org//skins/common/images/info.png" draw:style-name="gr1" draw:text-style-name="P1" svg:width="14.97pt" svg:height="14.97pt" svg:x="127.98pt" svg:y="729.58pt">
            <draw:image xlink:href="https://www.wikipathways.org//skins/common/images/info.png" xlink:type="simple" xlink:show="embed" xlink:actuate="onLoad">
              <text:p/>
            </draw:image>
          </draw:frame>
          <draw:frame draw:z-index="58" draw:name="https://www.wikipathways.org//skins/common/images/info.png" draw:style-name="gr1" draw:text-style-name="P1" svg:width="14.97pt" svg:height="14.97pt" svg:x="127.98pt" svg:y="742.39pt">
            <draw:image xlink:href="https://www.wikipathways.org//skins/common/images/info.png" xlink:type="simple" xlink:show="embed" xlink:actuate="onLoad">
              <text:p/>
            </draw:image>
          </draw:frame>
          <draw:frame draw:z-index="59" draw:name="https://www.wikipathways.org//skins/common/images/info.png" draw:style-name="gr1" draw:text-style-name="P1" svg:width="14.97pt" svg:height="14.97pt" svg:x="127.98pt" svg:y="755.18pt">
            <draw:image xlink:href="https://www.wikipathways.org//skins/common/images/info.png" xlink:type="simple" xlink:show="embed" xlink:actuate="onLoad">
              <text:p/>
            </draw:image>
          </draw:frame>
          <draw:frame draw:z-index="60" draw:name="https://www.wikipathways.org//skins/common/images/info.png" draw:style-name="gr1" draw:text-style-name="P1" svg:width="14.97pt" svg:height="14.97pt" svg:x="127.98pt" svg:y="767.99pt">
            <draw:image xlink:href="https://www.wikipathways.org//skins/common/images/info.png" xlink:type="simple" xlink:show="embed" xlink:actuate="onLoad">
              <text:p/>
            </draw:image>
          </draw:frame>
          <draw:frame draw:z-index="61" draw:name="https://www.wikipathways.org//skins/common/images/info.png" draw:style-name="gr1" draw:text-style-name="P1" svg:width="14.97pt" svg:height="14.97pt" svg:x="127.98pt" svg:y="780.77pt">
            <draw:image xlink:href="https://www.wikipathways.org//skins/common/images/info.png" xlink:type="simple" xlink:show="embed" xlink:actuate="onLoad">
              <text:p/>
            </draw:image>
          </draw:frame>
          <draw:frame draw:z-index="62" draw:name="https://www.wikipathways.org//skins/common/images/info.png" draw:style-name="gr1" draw:text-style-name="P1" svg:width="14.97pt" svg:height="14.97pt" svg:x="127.98pt" svg:y="793.59pt">
            <draw:image xlink:href="https://www.wikipathways.org//skins/common/images/info.png" xlink:type="simple" xlink:show="embed" xlink:actuate="onLoad">
              <text:p/>
            </draw:image>
          </draw:frame>
          <draw:frame draw:z-index="63" draw:name="https://www.wikipathways.org//skins/common/images/info.png" draw:style-name="gr1" draw:text-style-name="P1" svg:width="14.97pt" svg:height="14.97pt" svg:x="127.98pt" svg:y="806.4pt">
            <draw:image xlink:href="https://www.wikipathways.org//skins/common/images/info.png" xlink:type="simple" xlink:show="embed" xlink:actuate="onLoad">
              <text:p/>
            </draw:image>
          </draw:frame>
          <draw:frame draw:z-index="64" draw:name="https://www.wikipathways.org//skins/common/images/info.png" draw:style-name="gr1" draw:text-style-name="P1" svg:width="14.97pt" svg:height="14.97pt" svg:x="127.98pt" svg:y="870.38pt">
            <draw:image xlink:href="https://www.wikipathways.org//skins/common/images/info.png" xlink:type="simple" xlink:show="embed" xlink:actuate="onLoad">
              <text:p/>
            </draw:image>
          </draw:frame>
          <draw:frame draw:z-index="65" draw:name="https://www.wikipathways.org//skins/common/images/info.png" draw:style-name="gr1" draw:text-style-name="P1" svg:width="14.97pt" svg:height="14.97pt" svg:x="127.98pt" svg:y="883.19pt">
            <draw:image xlink:href="https://www.wikipathways.org//skins/common/images/info.png" xlink:type="simple" xlink:show="embed" xlink:actuate="onLoad">
              <text:p/>
            </draw:image>
          </draw:frame>
          <draw:frame draw:z-index="66" draw:name="https://www.wikipathways.org//skins/common/images/info.png" draw:style-name="gr1" draw:text-style-name="P1" svg:width="14.97pt" svg:height="14.97pt" svg:x="127.98pt" svg:y="895.97pt">
            <draw:image xlink:href="https://www.wikipathways.org//skins/common/images/info.png" xlink:type="simple" xlink:show="embed" xlink:actuate="onLoad">
              <text:p/>
            </draw:image>
          </draw:frame>
          <draw:frame draw:z-index="67" draw:name="https://www.wikipathways.org//skins/common/images/info.png" draw:style-name="gr1" draw:text-style-name="P1" svg:width="14.97pt" svg:height="14.97pt" svg:x="127.98pt" svg:y="908.79pt">
            <draw:image xlink:href="https://www.wikipathways.org//skins/common/images/info.png" xlink:type="simple" xlink:show="embed" xlink:actuate="onLoad">
              <text:p/>
            </draw:image>
          </draw:frame>
          <draw:frame draw:z-index="68" draw:name="https://www.wikipathways.org//skins/common/images/info.png" draw:style-name="gr1" draw:text-style-name="P1" svg:width="14.97pt" svg:height="14.97pt" svg:x="127.98pt" svg:y="921.6pt">
            <draw:image xlink:href="https://www.wikipathways.org//skins/common/images/info.png" xlink:type="simple" xlink:show="embed" xlink:actuate="onLoad">
              <text:p/>
            </draw:image>
          </draw:frame>
          <draw:frame draw:z-index="69" draw:name="https://www.wikipathways.org//skins/common/images/info.png" draw:style-name="gr1" draw:text-style-name="P1" svg:width="14.97pt" svg:height="14.97pt" svg:x="127.98pt" svg:y="934.38pt">
            <draw:image xlink:href="https://www.wikipathways.org//skins/common/images/info.png" xlink:type="simple" xlink:show="embed" xlink:actuate="onLoad">
              <text:p/>
            </draw:image>
          </draw:frame>
          <draw:frame draw:z-index="70" draw:name="https://www.wikipathways.org//skins/common/images/info.png" draw:style-name="gr1" draw:text-style-name="P1" svg:width="14.97pt" svg:height="14.97pt" svg:x="127.98pt" svg:y="947.2pt">
            <draw:image xlink:href="https://www.wikipathways.org//skins/common/images/info.png" xlink:type="simple" xlink:show="embed" xlink:actuate="onLoad">
              <text:p/>
            </draw:image>
          </draw:frame>
          <draw:frame draw:z-index="71" draw:name="https://www.wikipathways.org//skins/common/images/info.png" draw:style-name="gr1" draw:text-style-name="P1" svg:width="14.97pt" svg:height="14.97pt" svg:x="127.98pt" svg:y="959.98pt">
            <draw:image xlink:href="https://www.wikipathways.org//skins/common/images/info.png" xlink:type="simple" xlink:show="embed" xlink:actuate="onLoad">
              <text:p/>
            </draw:image>
          </draw:frame>
          <draw:frame draw:z-index="72" draw:name="https://www.wikipathways.org//skins/common/images/info.png" draw:style-name="gr1" draw:text-style-name="P1" svg:width="14.97pt" svg:height="14.97pt" svg:x="127.98pt" svg:y="972.79pt">
            <draw:image xlink:href="https://www.wikipathways.org//skins/common/images/info.png" xlink:type="simple" xlink:show="embed" xlink:actuate="onLoad">
              <text:p/>
            </draw:image>
          </draw:frame>
          <draw:frame draw:z-index="73" draw:name="https://www.wikipathways.org//skins/common/images/info.png" draw:style-name="gr1" draw:text-style-name="P1" svg:width="14.97pt" svg:height="14.97pt" svg:x="127.98pt" svg:y="985.58pt">
            <draw:image xlink:href="https://www.wikipathways.org//skins/common/images/info.png" xlink:type="simple" xlink:show="embed" xlink:actuate="onLoad">
              <text:p/>
            </draw:image>
          </draw:frame>
          <draw:frame draw:z-index="74" draw:name="https://www.wikipathways.org//skins/common/images/info.png" draw:style-name="gr1" draw:text-style-name="P1" svg:width="14.97pt" svg:height="14.97pt" svg:x="127.98pt" svg:y="998.39pt">
            <draw:image xlink:href="https://www.wikipathways.org//skins/common/images/info.png" xlink:type="simple" xlink:show="embed" xlink:actuate="onLoad">
              <text:p/>
            </draw:image>
          </draw:frame>
          <draw:frame draw:z-index="75" draw:name="https://www.wikipathways.org//skins/common/images/info.png" draw:style-name="gr1" draw:text-style-name="P1" svg:width="14.97pt" svg:height="14.97pt" svg:x="127.98pt" svg:y="1011.17pt">
            <draw:image xlink:href="https://www.wikipathways.org//skins/common/images/info.png" xlink:type="simple" xlink:show="embed" xlink:actuate="onLoad">
              <text:p/>
            </draw:image>
          </draw:frame>
          <draw:frame draw:z-index="76" draw:name="https://www.wikipathways.org//skins/common/images/info.png" draw:style-name="gr1" draw:text-style-name="P1" svg:width="14.97pt" svg:height="14.97pt" svg:x="127.98pt" svg:y="1023.99pt">
            <draw:image xlink:href="https://www.wikipathways.org//skins/common/images/info.png" xlink:type="simple" xlink:show="embed" xlink:actuate="onLoad">
              <text:p/>
            </draw:image>
          </draw:frame>
          <draw:frame draw:z-index="77" draw:name="https://www.wikipathways.org//skins/common/images/info.png" draw:style-name="gr1" draw:text-style-name="P1" svg:width="14.97pt" svg:height="14.97pt" svg:x="127.98pt" svg:y="1036.8pt">
            <draw:image xlink:href="https://www.wikipathways.org//skins/common/images/info.png" xlink:type="simple" xlink:show="embed" xlink:actuate="onLoad">
              <text:p/>
            </draw:image>
          </draw:frame>
          <draw:frame draw:z-index="78" draw:name="https://www.wikipathways.org//skins/common/images/info.png" draw:style-name="gr1" draw:text-style-name="P1" svg:width="14.97pt" svg:height="14.97pt" svg:x="127.98pt" svg:y="1049.58pt">
            <draw:image xlink:href="https://www.wikipathways.org//skins/common/images/info.png" xlink:type="simple" xlink:show="embed" xlink:actuate="onLoad">
              <text:p/>
            </draw:image>
          </draw:frame>
          <draw:frame draw:z-index="79" draw:name="https://www.wikipathways.org//skins/common/images/info.png" draw:style-name="gr1" draw:text-style-name="P1" svg:width="14.97pt" svg:height="14.97pt" svg:x="127.98pt" svg:y="1062.4pt">
            <draw:image xlink:href="https://www.wikipathways.org//skins/common/images/info.png" xlink:type="simple" xlink:show="embed" xlink:actuate="onLoad">
              <text:p/>
            </draw:image>
          </draw:frame>
          <draw:frame draw:z-index="80" draw:name="https://www.wikipathways.org//skins/common/images/info.png" draw:style-name="gr1" draw:text-style-name="P1" svg:width="14.97pt" svg:height="14.97pt" svg:x="127.98pt" svg:y="1075.18pt">
            <draw:image xlink:href="https://www.wikipathways.org//skins/common/images/info.png" xlink:type="simple" xlink:show="embed" xlink:actuate="onLoad">
              <text:p/>
            </draw:image>
          </draw:frame>
          <draw:frame draw:z-index="81" draw:name="https://www.wikipathways.org//skins/common/images/info.png" draw:style-name="gr1" draw:text-style-name="P1" svg:width="14.97pt" svg:height="14.97pt" svg:x="127.98pt" svg:y="1087.99pt">
            <draw:image xlink:href="https://www.wikipathways.org//skins/common/images/info.png" xlink:type="simple" xlink:show="embed" xlink:actuate="onLoad">
              <text:p/>
            </draw:image>
          </draw:frame>
          <draw:frame draw:z-index="82" draw:name="https://www.wikipathways.org//skins/common/images/info.png" draw:style-name="gr1" draw:text-style-name="P1" svg:width="14.97pt" svg:height="14.97pt" svg:x="127.98pt" svg:y="1100.78pt">
            <draw:image xlink:href="https://www.wikipathways.org//skins/common/images/info.png" xlink:type="simple" xlink:show="embed" xlink:actuate="onLoad">
              <text:p/>
            </draw:image>
          </draw:frame>
          <draw:frame draw:z-index="83" draw:name="https://www.wikipathways.org//skins/common/images/info.png" draw:style-name="gr1" draw:text-style-name="P1" svg:width="14.97pt" svg:height="14.97pt" svg:x="127.98pt" svg:y="1113.59pt">
            <draw:image xlink:href="https://www.wikipathways.org//skins/common/images/info.png" xlink:type="simple" xlink:show="embed" xlink:actuate="onLoad">
              <text:p/>
            </draw:image>
          </draw:frame>
          <draw:frame draw:z-index="84" draw:name="https://www.wikipathways.org//skins/common/images/info.png" draw:style-name="gr1" draw:text-style-name="P1" svg:width="14.97pt" svg:height="14.97pt" svg:x="127.98pt" svg:y="1126.37pt">
            <draw:image xlink:href="https://www.wikipathways.org//skins/common/images/info.png" xlink:type="simple" xlink:show="embed" xlink:actuate="onLoad">
              <text:p/>
            </draw:image>
          </draw:frame>
          <draw:frame draw:z-index="85" draw:name="https://www.wikipathways.org//skins/common/images/info.png" draw:style-name="gr1" draw:text-style-name="P1" svg:width="14.97pt" svg:height="14.97pt" svg:x="127.98pt" svg:y="1139.19pt">
            <draw:image xlink:href="https://www.wikipathways.org//skins/common/images/info.png" xlink:type="simple" xlink:show="embed" xlink:actuate="onLoad">
              <text:p/>
            </draw:image>
          </draw:frame>
          <draw:frame draw:z-index="86" draw:name="https://www.wikipathways.org//skins/common/images/info.png" draw:style-name="gr1" draw:text-style-name="P1" svg:width="14.97pt" svg:height="14.97pt" svg:x="127.98pt" svg:y="1152pt">
            <draw:image xlink:href="https://www.wikipathways.org//skins/common/images/info.png" xlink:type="simple" xlink:show="embed" xlink:actuate="onLoad">
              <text:p/>
            </draw:image>
          </draw:frame>
          <draw:frame draw:z-index="87" draw:name="https://www.wikipathways.org//skins/common/images/info.png" draw:style-name="gr1" draw:text-style-name="P1" svg:width="14.97pt" svg:height="14.97pt" svg:x="127.98pt" svg:y="1164.78pt">
            <draw:image xlink:href="https://www.wikipathways.org//skins/common/images/info.png" xlink:type="simple" xlink:show="embed" xlink:actuate="onLoad">
              <text:p/>
            </draw:image>
          </draw:frame>
          <draw:frame draw:z-index="88" draw:name="https://www.wikipathways.org//skins/common/images/info.png" draw:style-name="gr1" draw:text-style-name="P1" svg:width="14.97pt" svg:height="14.97pt" svg:x="127.98pt" svg:y="1177.6pt">
            <draw:image xlink:href="https://www.wikipathways.org//skins/common/images/info.png" xlink:type="simple" xlink:show="embed" xlink:actuate="onLoad">
              <text:p/>
            </draw:image>
          </draw:frame>
          <draw:frame draw:z-index="89" draw:name="https://www.wikipathways.org//skins/common/images/info.png" draw:style-name="gr1" draw:text-style-name="P1" svg:width="14.97pt" svg:height="14.97pt" svg:x="127.98pt" svg:y="1190.38pt">
            <draw:image xlink:href="https://www.wikipathways.org//skins/common/images/info.png" xlink:type="simple" xlink:show="embed" xlink:actuate="onLoad">
              <text:p/>
            </draw:image>
          </draw:frame>
          <draw:frame draw:z-index="90" draw:name="https://www.wikipathways.org//skins/common/images/info.png" draw:style-name="gr1" draw:text-style-name="P1" svg:width="14.97pt" svg:height="14.97pt" svg:x="127.98pt" svg:y="1203.19pt">
            <draw:image xlink:href="https://www.wikipathways.org//skins/common/images/info.png" xlink:type="simple" xlink:show="embed" xlink:actuate="onLoad">
              <text:p/>
            </draw:image>
          </draw:frame>
          <draw:frame draw:z-index="91" draw:name="https://www.wikipathways.org//skins/common/images/info.png" draw:style-name="gr1" draw:text-style-name="P1" svg:width="14.97pt" svg:height="14.97pt" svg:x="127.98pt" svg:y="1215.98pt">
            <draw:image xlink:href="https://www.wikipathways.org//skins/common/images/info.png" xlink:type="simple" xlink:show="embed" xlink:actuate="onLoad">
              <text:p/>
            </draw:image>
          </draw:frame>
          <draw:frame draw:z-index="92" draw:name="https://www.wikipathways.org//skins/common/images/info.png" draw:style-name="gr1" draw:text-style-name="P1" svg:width="14.97pt" svg:height="14.97pt" svg:x="127.98pt" svg:y="1228.79pt">
            <draw:image xlink:href="https://www.wikipathways.org//skins/common/images/info.png" xlink:type="simple" xlink:show="embed" xlink:actuate="onLoad">
              <text:p/>
            </draw:image>
          </draw:frame>
          <draw:frame draw:z-index="93" draw:name="https://www.wikipathways.org//skins/common/images/info.png" draw:style-name="gr1" draw:text-style-name="P1" svg:width="14.97pt" svg:height="14.97pt" svg:x="127.98pt" svg:y="1241.57pt">
            <draw:image xlink:href="https://www.wikipathways.org//skins/common/images/info.png" xlink:type="simple" xlink:show="embed" xlink:actuate="onLoad">
              <text:p/>
            </draw:image>
          </draw:frame>
          <draw:frame draw:z-index="94" draw:name="https://www.wikipathways.org//skins/common/images/info.png" draw:style-name="gr1" draw:text-style-name="P1" svg:width="14.97pt" svg:height="14.97pt" svg:x="127.98pt" svg:y="1254.39pt">
            <draw:image xlink:href="https://www.wikipathways.org//skins/common/images/info.png" xlink:type="simple" xlink:show="embed" xlink:actuate="onLoad">
              <text:p/>
            </draw:image>
          </draw:frame>
          <draw:frame draw:z-index="95" draw:name="https://www.wikipathways.org//skins/common/images/info.png" draw:style-name="gr1" draw:text-style-name="P1" svg:width="14.97pt" svg:height="14.97pt" svg:x="127.98pt" svg:y="1331.18pt">
            <draw:image xlink:href="https://www.wikipathways.org//skins/common/images/info.png" xlink:type="simple" xlink:show="embed" xlink:actuate="onLoad">
              <text:p/>
            </draw:image>
          </draw:frame>
          <draw:frame draw:z-index="96" draw:name="https://www.wikipathways.org//skins/common/images/info.png" draw:style-name="gr1" draw:text-style-name="P1" svg:width="14.97pt" svg:height="14.97pt" svg:x="127.98pt" svg:y="1343.99pt">
            <draw:image xlink:href="https://www.wikipathways.org//skins/common/images/info.png" xlink:type="simple" xlink:show="embed" xlink:actuate="onLoad">
              <text:p/>
            </draw:image>
          </draw:frame>
          <draw:frame draw:z-index="97" draw:name="https://www.wikipathways.org//skins/common/images/info.png" draw:style-name="gr1" draw:text-style-name="P1" svg:width="14.97pt" svg:height="14.97pt" svg:x="127.98pt" svg:y="1356.77pt">
            <draw:image xlink:href="https://www.wikipathways.org//skins/common/images/info.png" xlink:type="simple" xlink:show="embed" xlink:actuate="onLoad">
              <text:p/>
            </draw:image>
          </draw:frame>
          <draw:frame draw:z-index="98" draw:name="https://www.wikipathways.org//skins/common/images/info.png" draw:style-name="gr1" draw:text-style-name="P1" svg:width="14.97pt" svg:height="14.97pt" svg:x="127.98pt" svg:y="1369.59pt">
            <draw:image xlink:href="https://www.wikipathways.org//skins/common/images/info.png" xlink:type="simple" xlink:show="embed" xlink:actuate="onLoad">
              <text:p/>
            </draw:image>
          </draw:frame>
          <draw:frame draw:z-index="99" draw:name="https://www.wikipathways.org//skins/common/images/info.png" draw:style-name="gr1" draw:text-style-name="P1" svg:width="14.97pt" svg:height="14.97pt" svg:x="127.98pt" svg:y="1382.4pt">
            <draw:image xlink:href="https://www.wikipathways.org//skins/common/images/info.png" xlink:type="simple" xlink:show="embed" xlink:actuate="onLoad">
              <text:p/>
            </draw:image>
          </draw:frame>
          <draw:frame draw:z-index="100" draw:name="https://www.wikipathways.org//skins/common/images/info.png" draw:style-name="gr1" draw:text-style-name="P1" svg:width="14.97pt" svg:height="14.97pt" svg:x="127.98pt" svg:y="1395.18pt">
            <draw:image xlink:href="https://www.wikipathways.org//skins/common/images/info.png" xlink:type="simple" xlink:show="embed" xlink:actuate="onLoad">
              <text:p/>
            </draw:image>
          </draw:frame>
          <draw:frame draw:z-index="101" draw:name="https://www.wikipathways.org//skins/common/images/info.png" draw:style-name="gr1" draw:text-style-name="P1" svg:width="14.97pt" svg:height="14.97pt" svg:x="127.98pt" svg:y="1408pt">
            <draw:image xlink:href="https://www.wikipathways.org//skins/common/images/info.png" xlink:type="simple" xlink:show="embed" xlink:actuate="onLoad">
              <text:p/>
            </draw:image>
          </draw:frame>
          <draw:frame draw:z-index="102" draw:name="https://www.wikipathways.org//skins/common/images/info.png" draw:style-name="gr1" draw:text-style-name="P1" svg:width="14.97pt" svg:height="14.97pt" svg:x="127.98pt" svg:y="1433.59pt">
            <draw:image xlink:href="https://www.wikipathways.org//skins/common/images/info.png" xlink:type="simple" xlink:show="embed" xlink:actuate="onLoad">
              <text:p/>
            </draw:image>
          </draw:frame>
          <draw:frame draw:z-index="103" draw:name="https://www.wikipathways.org//skins/common/images/info.png" draw:style-name="gr1" draw:text-style-name="P1" svg:width="14.97pt" svg:height="14.97pt" svg:x="127.98pt" svg:y="1446.38pt">
            <draw:image xlink:href="https://www.wikipathways.org//skins/common/images/info.png" xlink:type="simple" xlink:show="embed" xlink:actuate="onLoad">
              <text:p/>
            </draw:image>
          </draw:frame>
          <draw:frame draw:z-index="104" draw:name="https://www.wikipathways.org//skins/common/images/info.png" draw:style-name="gr1" draw:text-style-name="P1" svg:width="14.97pt" svg:height="14.97pt" svg:x="127.98pt" svg:y="1471.97pt">
            <draw:image xlink:href="https://www.wikipathways.org//skins/common/images/info.png" xlink:type="simple" xlink:show="embed" xlink:actuate="onLoad">
              <text:p/>
            </draw:image>
          </draw:frame>
          <draw:frame draw:z-index="105" draw:name="https://www.wikipathways.org//skins/common/images/info.png" draw:style-name="gr1" draw:text-style-name="P1" svg:width="14.97pt" svg:height="14.97pt" svg:x="127.98pt" svg:y="1497.6pt">
            <draw:image xlink:href="https://www.wikipathways.org//skins/common/images/info.png" xlink:type="simple" xlink:show="embed" xlink:actuate="onLoad">
              <text:p/>
            </draw:image>
          </draw:frame>
          <draw:frame draw:z-index="106" draw:name="https://www.wikipathways.org//skins/common/images/info.png" draw:style-name="gr1" draw:text-style-name="P1" svg:width="14.97pt" svg:height="14.97pt" svg:x="127.98pt" svg:y="1510.38pt">
            <draw:image xlink:href="https://www.wikipathways.org//skins/common/images/info.png" xlink:type="simple" xlink:show="embed" xlink:actuate="onLoad">
              <text:p/>
            </draw:image>
          </draw:frame>
          <draw:frame draw:z-index="107" draw:name="https://www.wikipathways.org//skins/common/images/info.png" draw:style-name="gr1" draw:text-style-name="P1" svg:width="14.97pt" svg:height="14.97pt" svg:x="127.98pt" svg:y="1523.2pt">
            <draw:image xlink:href="https://www.wikipathways.org//skins/common/images/info.png" xlink:type="simple" xlink:show="embed" xlink:actuate="onLoad">
              <text:p/>
            </draw:image>
          </draw:frame>
          <draw:frame draw:z-index="108" draw:name="https://www.wikipathways.org//skins/common/images/info.png" draw:style-name="gr1" draw:text-style-name="P1" svg:width="14.97pt" svg:height="14.97pt" svg:x="127.98pt" svg:y="1535.98pt">
            <draw:image xlink:href="https://www.wikipathways.org//skins/common/images/info.png" xlink:type="simple" xlink:show="embed" xlink:actuate="onLoad">
              <text:p/>
            </draw:image>
          </draw:frame>
          <draw:frame draw:z-index="109" draw:name="https://www.wikipathways.org//skins/common/images/info.png" draw:style-name="gr1" draw:text-style-name="P1" svg:width="14.97pt" svg:height="14.97pt" svg:x="127.98pt" svg:y="1548.79pt">
            <draw:image xlink:href="https://www.wikipathways.org//skins/common/images/info.png" xlink:type="simple" xlink:show="embed" xlink:actuate="onLoad">
              <text:p/>
            </draw:image>
          </draw:frame>
          <draw:frame draw:z-index="110" draw:name="https://www.wikipathways.org//skins/common/images/info.png" draw:style-name="gr1" draw:text-style-name="P1" svg:width="14.97pt" svg:height="14.97pt" svg:x="127.98pt" svg:y="1561.58pt">
            <draw:image xlink:href="https://www.wikipathways.org//skins/common/images/info.png" xlink:type="simple" xlink:show="embed" xlink:actuate="onLoad">
              <text:p/>
            </draw:image>
          </draw:frame>
          <draw:frame draw:z-index="111" draw:name="https://www.wikipathways.org//skins/common/images/info.png" draw:style-name="gr1" draw:text-style-name="P1" svg:width="14.97pt" svg:height="14.97pt" svg:x="127.98pt" svg:y="1574.39pt">
            <draw:image xlink:href="https://www.wikipathways.org//skins/common/images/info.png" xlink:type="simple" xlink:show="embed" xlink:actuate="onLoad">
              <text:p/>
            </draw:image>
          </draw:frame>
          <draw:frame draw:z-index="112" draw:name="https://www.wikipathways.org//skins/common/images/info.png" draw:style-name="gr1" draw:text-style-name="P1" svg:width="14.97pt" svg:height="14.97pt" svg:x="127.98pt" svg:y="1587.17pt">
            <draw:image xlink:href="https://www.wikipathways.org//skins/common/images/info.png" xlink:type="simple" xlink:show="embed" xlink:actuate="onLoad">
              <text:p/>
            </draw:image>
          </draw:frame>
          <draw:frame draw:z-index="113" draw:name="https://www.wikipathways.org//skins/common/images/info.png" draw:style-name="gr1" draw:text-style-name="P1" svg:width="14.97pt" svg:height="14.97pt" svg:x="127.98pt" svg:y="1599.99pt">
            <draw:image xlink:href="https://www.wikipathways.org//skins/common/images/info.png" xlink:type="simple" xlink:show="embed" xlink:actuate="onLoad">
              <text:p/>
            </draw:image>
          </draw:frame>
          <draw:frame draw:z-index="114" draw:name="https://www.wikipathways.org//skins/common/images/info.png" draw:style-name="gr1" draw:text-style-name="P1" svg:width="14.97pt" svg:height="14.97pt" svg:x="127.98pt" svg:y="1612.8pt">
            <draw:image xlink:href="https://www.wikipathways.org//skins/common/images/info.png" xlink:type="simple" xlink:show="embed" xlink:actuate="onLoad">
              <text:p/>
            </draw:image>
          </draw:frame>
          <draw:frame draw:z-index="115" draw:name="https://www.wikipathways.org//skins/common/images/info.png" draw:style-name="gr1" draw:text-style-name="P1" svg:width="14.97pt" svg:height="14.97pt" svg:x="127.98pt" svg:y="1625.58pt">
            <draw:image xlink:href="https://www.wikipathways.org//skins/common/images/info.png" xlink:type="simple" xlink:show="embed" xlink:actuate="onLoad">
              <text:p/>
            </draw:image>
          </draw:frame>
          <draw:frame draw:z-index="116" draw:name="https://www.wikipathways.org//skins/common/images/info.png" draw:style-name="gr1" draw:text-style-name="P1" svg:width="14.97pt" svg:height="14.97pt" svg:x="127.98pt" svg:y="1638.4pt">
            <draw:image xlink:href="https://www.wikipathways.org//skins/common/images/info.png" xlink:type="simple" xlink:show="embed" xlink:actuate="onLoad">
              <text:p/>
            </draw:image>
          </draw:frame>
          <draw:frame draw:z-index="117" draw:name="https://www.wikipathways.org//skins/common/images/info.png" draw:style-name="gr1" draw:text-style-name="P1" svg:width="14.97pt" svg:height="14.97pt" svg:x="127.98pt" svg:y="1651.18pt">
            <draw:image xlink:href="https://www.wikipathways.org//skins/common/images/info.png" xlink:type="simple" xlink:show="embed" xlink:actuate="onLoad">
              <text:p/>
            </draw:image>
          </draw:frame>
          <draw:frame draw:z-index="118" draw:name="https://www.wikipathways.org//skins/common/images/info.png" draw:style-name="gr1" draw:text-style-name="P1" svg:width="14.97pt" svg:height="14.97pt" svg:x="127.98pt" svg:y="1663.99pt">
            <draw:image xlink:href="https://www.wikipathways.org//skins/common/images/info.png" xlink:type="simple" xlink:show="embed" xlink:actuate="onLoad">
              <text:p/>
            </draw:image>
          </draw:frame>
          <draw:frame draw:z-index="119" draw:name="https://www.wikipathways.org//skins/common/images/info.png" draw:style-name="gr1" draw:text-style-name="P1" svg:width="14.97pt" svg:height="14.97pt" svg:x="127.98pt" svg:y="1676.78pt">
            <draw:image xlink:href="https://www.wikipathways.org//skins/common/images/info.png" xlink:type="simple" xlink:show="embed" xlink:actuate="onLoad">
              <text:p/>
            </draw:image>
          </draw:frame>
          <draw:frame draw:z-index="120" draw:name="https://www.wikipathways.org//skins/common/images/info.png" draw:style-name="gr1" draw:text-style-name="P1" svg:width="14.97pt" svg:height="14.97pt" svg:x="127.98pt" svg:y="1689.59pt">
            <draw:image xlink:href="https://www.wikipathways.org//skins/common/images/info.png" xlink:type="simple" xlink:show="embed" xlink:actuate="onLoad">
              <text:p/>
            </draw:image>
          </draw:frame>
          <draw:frame draw:z-index="121" draw:name="https://www.wikipathways.org//skins/common/images/info.png" draw:style-name="gr1" draw:text-style-name="P1" svg:width="14.97pt" svg:height="14.97pt" svg:x="127.98pt" svg:y="1702.37pt">
            <draw:image xlink:href="https://www.wikipathways.org//skins/common/images/info.png" xlink:type="simple" xlink:show="embed" xlink:actuate="onLoad">
              <text:p/>
            </draw:image>
          </draw:frame>
          <draw:frame draw:z-index="122" draw:name="https://www.wikipathways.org//skins/common/images/info.png" draw:style-name="gr1" draw:text-style-name="P1" svg:width="14.97pt" svg:height="14.97pt" svg:x="127.98pt" svg:y="1715.19pt">
            <draw:image xlink:href="https://www.wikipathways.org//skins/common/images/info.png" xlink:type="simple" xlink:show="embed" xlink:actuate="onLoad">
              <text:p/>
            </draw:image>
          </draw:frame>
          <draw:frame draw:z-index="123" draw:name="https://www.wikipathways.org//skins/common/images/info.png" draw:style-name="gr1" draw:text-style-name="P1" svg:width="14.97pt" svg:height="14.97pt" svg:x="127.98pt" svg:y="1728pt">
            <draw:image xlink:href="https://www.wikipathways.org//skins/common/images/info.png" xlink:type="simple" xlink:show="embed" xlink:actuate="onLoad">
              <text:p/>
            </draw:image>
          </draw:frame>
          <draw:frame draw:z-index="124" draw:name="https://www.wikipathways.org//skins/common/images/info.png" draw:style-name="gr1" draw:text-style-name="P1" svg:width="14.97pt" svg:height="14.97pt" svg:x="127.98pt" svg:y="1740.78pt">
            <draw:image xlink:href="https://www.wikipathways.org//skins/common/images/info.png" xlink:type="simple" xlink:show="embed" xlink:actuate="onLoad">
              <text:p/>
            </draw:image>
          </draw:frame>
          <draw:frame draw:z-index="125" draw:name="https://www.wikipathways.org//skins/common/images/info.png" draw:style-name="gr1" draw:text-style-name="P1" svg:width="14.97pt" svg:height="14.97pt" svg:x="127.98pt" svg:y="1753.6pt">
            <draw:image xlink:href="https://www.wikipathways.org//skins/common/images/info.png" xlink:type="simple" xlink:show="embed" xlink:actuate="onLoad">
              <text:p/>
            </draw:image>
          </draw:frame>
          <draw:frame draw:z-index="126" draw:name="https://www.wikipathways.org//skins/common/images/info.png" draw:style-name="gr1" draw:text-style-name="P1" svg:width="14.97pt" svg:height="14.97pt" svg:x="127.98pt" svg:y="1766.38pt">
            <draw:image xlink:href="https://www.wikipathways.org//skins/common/images/info.png" xlink:type="simple" xlink:show="embed" xlink:actuate="onLoad">
              <text:p/>
            </draw:image>
          </draw:frame>
          <draw:frame draw:z-index="127" draw:name="https://www.wikipathways.org//skins/common/images/info.png" draw:style-name="gr1" draw:text-style-name="P1" svg:width="14.97pt" svg:height="14.97pt" svg:x="127.98pt" svg:y="1779.19pt">
            <draw:image xlink:href="https://www.wikipathways.org//skins/common/images/info.png" xlink:type="simple" xlink:show="embed" xlink:actuate="onLoad">
              <text:p/>
            </draw:image>
          </draw:frame>
          <draw:frame draw:z-index="128" draw:name="https://www.wikipathways.org//skins/common/images/info.png" draw:style-name="gr1" draw:text-style-name="P1" svg:width="14.97pt" svg:height="14.97pt" svg:x="127.98pt" svg:y="1791.98pt">
            <draw:image xlink:href="https://www.wikipathways.org//skins/common/images/info.png" xlink:type="simple" xlink:show="embed" xlink:actuate="onLoad">
              <text:p/>
            </draw:image>
          </draw:frame>
          <draw:frame draw:z-index="129" draw:name="https://www.wikipathways.org//skins/common/images/info.png" draw:style-name="gr1" draw:text-style-name="P1" svg:width="14.97pt" svg:height="14.97pt" svg:x="127.98pt" svg:y="1804.79pt">
            <draw:image xlink:href="https://www.wikipathways.org//skins/common/images/info.png" xlink:type="simple" xlink:show="embed" xlink:actuate="onLoad">
              <text:p/>
            </draw:image>
          </draw:frame>
          <draw:frame draw:z-index="130" draw:name="https://www.wikipathways.org//skins/common/images/info.png" draw:style-name="gr1" draw:text-style-name="P1" svg:width="14.97pt" svg:height="14.97pt" svg:x="127.98pt" svg:y="1817.57pt">
            <draw:image xlink:href="https://www.wikipathways.org//skins/common/images/info.png" xlink:type="simple" xlink:show="embed" xlink:actuate="onLoad">
              <text:p/>
            </draw:image>
          </draw:frame>
          <draw:frame draw:z-index="131" draw:name="https://www.wikipathways.org//skins/common/images/info.png" draw:style-name="gr1" draw:text-style-name="P1" svg:width="14.97pt" svg:height="14.97pt" svg:x="127.98pt" svg:y="1830.39pt">
            <draw:image xlink:href="https://www.wikipathways.org//skins/common/images/info.png" xlink:type="simple" xlink:show="embed" xlink:actuate="onLoad">
              <text:p/>
            </draw:image>
          </draw:frame>
          <draw:frame draw:z-index="132" draw:name="https://www.wikipathways.org//skins/common/images/info.png" draw:style-name="gr1" draw:text-style-name="P1" svg:width="14.97pt" svg:height="14.97pt" svg:x="127.98pt" svg:y="1843.2pt">
            <draw:image xlink:href="https://www.wikipathways.org//skins/common/images/info.png" xlink:type="simple" xlink:show="embed" xlink:actuate="onLoad">
              <text:p/>
            </draw:image>
          </draw:frame>
          <draw:frame draw:z-index="133" draw:name="https://www.wikipathways.org//skins/common/images/info.png" draw:style-name="gr1" draw:text-style-name="P1" svg:width="14.97pt" svg:height="14.97pt" svg:x="127.98pt" svg:y="1855.98pt">
            <draw:image xlink:href="https://www.wikipathways.org//skins/common/images/info.png" xlink:type="simple" xlink:show="embed" xlink:actuate="onLoad">
              <text:p/>
            </draw:image>
          </draw:frame>
          <draw:frame draw:z-index="134" draw:name="https://www.wikipathways.org//skins/common/images/info.png" draw:style-name="gr1" draw:text-style-name="P1" svg:width="14.97pt" svg:height="14.97pt" svg:x="127.98pt" svg:y="1868.8pt">
            <draw:image xlink:href="https://www.wikipathways.org//skins/common/images/info.png" xlink:type="simple" xlink:show="embed" xlink:actuate="onLoad">
              <text:p/>
            </draw:image>
          </draw:frame>
          <draw:frame draw:z-index="135" draw:name="https://www.wikipathways.org//skins/common/images/info.png" draw:style-name="gr1" draw:text-style-name="P1" svg:width="14.97pt" svg:height="14.97pt" svg:x="127.98pt" svg:y="1881.58pt">
            <draw:image xlink:href="https://www.wikipathways.org//skins/common/images/info.png" xlink:type="simple" xlink:show="embed" xlink:actuate="onLoad">
              <text:p/>
            </draw:image>
          </draw:frame>
          <draw:frame draw:z-index="136" draw:name="https://www.wikipathways.org//skins/common/images/info.png" draw:style-name="gr1" draw:text-style-name="P1" svg:width="14.97pt" svg:height="14.97pt" svg:x="127.98pt" svg:y="1894.39pt">
            <draw:image xlink:href="https://www.wikipathways.org//skins/common/images/info.png" xlink:type="simple" xlink:show="embed" xlink:actuate="onLoad">
              <text:p/>
            </draw:image>
          </draw:frame>
          <draw:frame draw:z-index="137" draw:name="https://www.wikipathways.org//skins/common/images/info.png" draw:style-name="gr1" draw:text-style-name="P1" svg:width="14.97pt" svg:height="14.97pt" svg:x="127.98pt" svg:y="1907.18pt">
            <draw:image xlink:href="https://www.wikipathways.org//skins/common/images/info.png" xlink:type="simple" xlink:show="embed" xlink:actuate="onLoad">
              <text:p/>
            </draw:image>
          </draw:frame>
          <draw:frame draw:z-index="138" draw:name="https://www.wikipathways.org//skins/common/images/info.png" draw:style-name="gr1" draw:text-style-name="P1" svg:width="14.97pt" svg:height="14.97pt" svg:x="127.98pt" svg:y="1919.99pt">
            <draw:image xlink:href="https://www.wikipathways.org//skins/common/images/info.png" xlink:type="simple" xlink:show="embed" xlink:actuate="onLoad">
              <text:p/>
            </draw:image>
          </draw:frame>
          <draw:frame draw:z-index="139" draw:name="https://www.wikipathways.org//skins/common/images/info.png" draw:style-name="gr1" draw:text-style-name="P1" svg:width="14.97pt" svg:height="14.97pt" svg:x="127.98pt" svg:y="1932.77pt">
            <draw:image xlink:href="https://www.wikipathways.org//skins/common/images/info.png" xlink:type="simple" xlink:show="embed" xlink:actuate="onLoad">
              <text:p/>
            </draw:image>
          </draw:frame>
          <draw:frame draw:z-index="140" draw:name="https://www.wikipathways.org//skins/common/images/info.png" draw:style-name="gr1" draw:text-style-name="P1" svg:width="14.97pt" svg:height="14.97pt" svg:x="127.98pt" svg:y="1945.59pt">
            <draw:image xlink:href="https://www.wikipathways.org//skins/common/images/info.png" xlink:type="simple" xlink:show="embed" xlink:actuate="onLoad">
              <text:p/>
            </draw:image>
          </draw:frame>
          <draw:frame draw:z-index="141" draw:name="https://www.wikipathways.org//skins/common/images/info.png" draw:style-name="gr1" draw:text-style-name="P1" svg:width="14.97pt" svg:height="14.97pt" svg:x="127.98pt" svg:y="1958.4pt">
            <draw:image xlink:href="https://www.wikipathways.org//skins/common/images/info.png" xlink:type="simple" xlink:show="embed" xlink:actuate="onLoad">
              <text:p/>
            </draw:image>
          </draw:frame>
          <draw:frame draw:z-index="142" draw:name="https://www.wikipathways.org//skins/common/images/info.png" draw:style-name="gr1" draw:text-style-name="P1" svg:width="14.97pt" svg:height="14.97pt" svg:x="127.98pt" svg:y="1971.18pt">
            <draw:image xlink:href="https://www.wikipathways.org//skins/common/images/info.png" xlink:type="simple" xlink:show="embed" xlink:actuate="onLoad">
              <text:p/>
            </draw:image>
          </draw:frame>
          <draw:frame draw:z-index="143" draw:name="https://www.wikipathways.org//skins/common/images/info.png" draw:style-name="gr1" draw:text-style-name="P1" svg:width="14.97pt" svg:height="14.97pt" svg:x="127.98pt" svg:y="1984pt">
            <draw:image xlink:href="https://www.wikipathways.org//skins/common/images/info.png" xlink:type="simple" xlink:show="embed" xlink:actuate="onLoad">
              <text:p/>
            </draw:image>
          </draw:frame>
          <draw:frame draw:z-index="144" draw:name="https://www.wikipathways.org//skins/common/images/info.png" draw:style-name="gr1" draw:text-style-name="P1" svg:width="14.97pt" svg:height="14.97pt" svg:x="127.98pt" svg:y="1996.78pt">
            <draw:image xlink:href="https://www.wikipathways.org//skins/common/images/info.png" xlink:type="simple" xlink:show="embed" xlink:actuate="onLoad">
              <text:p/>
            </draw:image>
          </draw:frame>
          <draw:frame draw:z-index="145" draw:name="https://www.wikipathways.org//skins/common/images/info.png" draw:style-name="gr1" draw:text-style-name="P1" svg:width="14.97pt" svg:height="14.97pt" svg:x="127.98pt" svg:y="2009.59pt">
            <draw:image xlink:href="https://www.wikipathways.org//skins/common/images/info.png" xlink:type="simple" xlink:show="embed" xlink:actuate="onLoad">
              <text:p/>
            </draw:image>
          </draw:frame>
          <draw:frame draw:z-index="146" draw:name="https://www.wikipathways.org//skins/common/images/info.png" draw:style-name="gr1" draw:text-style-name="P1" svg:width="14.97pt" svg:height="14.97pt" svg:x="127.98pt" svg:y="2022.38pt">
            <draw:image xlink:href="https://www.wikipathways.org//skins/common/images/info.png" xlink:type="simple" xlink:show="embed" xlink:actuate="onLoad">
              <text:p/>
            </draw:image>
          </draw:frame>
          <draw:frame draw:z-index="147" draw:name="https://www.wikipathways.org//skins/common/images/info.png" draw:style-name="gr1" draw:text-style-name="P1" svg:width="14.97pt" svg:height="14.97pt" svg:x="127.98pt" svg:y="2060.79pt">
            <draw:image xlink:href="https://www.wikipathways.org//skins/common/images/info.png" xlink:type="simple" xlink:show="embed" xlink:actuate="onLoad">
              <text:p/>
            </draw:image>
          </draw:frame>
          <draw:frame draw:z-index="148" draw:name="https://www.wikipathways.org//skins/common/images/info.png" draw:style-name="gr1" draw:text-style-name="P1" svg:width="14.97pt" svg:height="14.97pt" svg:x="127.98pt" svg:y="2073.6pt">
            <draw:image xlink:href="https://www.wikipathways.org//skins/common/images/info.png" xlink:type="simple" xlink:show="embed" xlink:actuate="onLoad">
              <text:p/>
            </draw:image>
          </draw:frame>
          <draw:frame draw:z-index="149" draw:name="https://www.wikipathways.org//skins/common/images/info.png" draw:style-name="gr1" draw:text-style-name="P1" svg:width="14.97pt" svg:height="14.97pt" svg:x="127.98pt" svg:y="2086.38pt">
            <draw:image xlink:href="https://www.wikipathways.org//skins/common/images/info.png" xlink:type="simple" xlink:show="embed" xlink:actuate="onLoad">
              <text:p/>
            </draw:image>
          </draw:frame>
          <draw:frame draw:z-index="150" draw:name="https://www.wikipathways.org//skins/common/images/info.png" draw:style-name="gr1" draw:text-style-name="P1" svg:width="14.97pt" svg:height="14.97pt" svg:x="127.98pt" svg:y="2099.2pt">
            <draw:image xlink:href="https://www.wikipathways.org//skins/common/images/info.png" xlink:type="simple" xlink:show="embed" xlink:actuate="onLoad">
              <text:p/>
            </draw:image>
          </draw:frame>
          <draw:frame draw:z-index="151" draw:name="https://www.wikipathways.org//skins/common/images/info.png" draw:style-name="gr1" draw:text-style-name="P1" svg:width="14.97pt" svg:height="14.97pt" svg:x="127.98pt" svg:y="2111.98pt">
            <draw:image xlink:href="https://www.wikipathways.org//skins/common/images/info.png" xlink:type="simple" xlink:show="embed" xlink:actuate="onLoad">
              <text:p/>
            </draw:image>
          </draw:frame>
          <draw:frame draw:z-index="152" draw:name="https://www.wikipathways.org//skins/common/images/info.png" draw:style-name="gr1" draw:text-style-name="P1" svg:width="14.97pt" svg:height="14.97pt" svg:x="127.98pt" svg:y="2124.79pt">
            <draw:image xlink:href="https://www.wikipathways.org//skins/common/images/info.png" xlink:type="simple" xlink:show="embed" xlink:actuate="onLoad">
              <text:p/>
            </draw:image>
          </draw:frame>
          <draw:frame draw:z-index="153" draw:name="https://www.wikipathways.org//skins/common/images/info.png" draw:style-name="gr1" draw:text-style-name="P1" svg:width="14.97pt" svg:height="14.97pt" svg:x="127.98pt" svg:y="2137.58pt">
            <draw:image xlink:href="https://www.wikipathways.org//skins/common/images/info.png" xlink:type="simple" xlink:show="embed" xlink:actuate="onLoad">
              <text:p/>
            </draw:image>
          </draw:frame>
          <draw:frame draw:z-index="154" draw:name="https://www.wikipathways.org//skins/common/images/info.png" draw:style-name="gr1" draw:text-style-name="P1" svg:width="14.97pt" svg:height="14.97pt" svg:x="127.98pt" svg:y="2150.39pt">
            <draw:image xlink:href="https://www.wikipathways.org//skins/common/images/info.png" xlink:type="simple" xlink:show="embed" xlink:actuate="onLoad">
              <text:p/>
            </draw:image>
          </draw:frame>
          <draw:frame draw:z-index="155" draw:name="https://www.wikipathways.org//skins/common/images/info.png" draw:style-name="gr1" draw:text-style-name="P1" svg:width="14.97pt" svg:height="14.97pt" svg:x="127.98pt" svg:y="2163.17pt">
            <draw:image xlink:href="https://www.wikipathways.org//skins/common/images/info.png" xlink:type="simple" xlink:show="embed" xlink:actuate="onLoad">
              <text:p/>
            </draw:image>
          </draw:frame>
          <draw:frame draw:z-index="156" draw:name="https://www.wikipathways.org//skins/common/images/info.png" draw:style-name="gr1" draw:text-style-name="P1" svg:width="14.97pt" svg:height="14.97pt" svg:x="127.98pt" svg:y="2175.99pt">
            <draw:image xlink:href="https://www.wikipathways.org//skins/common/images/info.png" xlink:type="simple" xlink:show="embed" xlink:actuate="onLoad">
              <text:p/>
            </draw:image>
          </draw:frame>
          <draw:frame draw:z-index="157" draw:name="https://www.wikipathways.org//skins/common/images/info.png" draw:style-name="gr1" draw:text-style-name="P1" svg:width="14.97pt" svg:height="14.97pt" svg:x="127.98pt" svg:y="2188.8pt">
            <draw:image xlink:href="https://www.wikipathways.org//skins/common/images/info.png" xlink:type="simple" xlink:show="embed" xlink:actuate="onLoad">
              <text:p/>
            </draw:image>
          </draw:frame>
          <draw:frame draw:z-index="158" draw:name="https://www.wikipathways.org//skins/common/images/info.png" draw:style-name="gr1" draw:text-style-name="P1" svg:width="14.97pt" svg:height="14.97pt" svg:x="127.98pt" svg:y="2201.58pt">
            <draw:image xlink:href="https://www.wikipathways.org//skins/common/images/info.png" xlink:type="simple" xlink:show="embed" xlink:actuate="onLoad">
              <text:p/>
            </draw:image>
          </draw:frame>
          <draw:frame draw:z-index="159" draw:name="https://www.wikipathways.org//skins/common/images/info.png" draw:style-name="gr1" draw:text-style-name="P1" svg:width="14.97pt" svg:height="14.97pt" svg:x="127.98pt" svg:y="2227.18pt">
            <draw:image xlink:href="https://www.wikipathways.org//skins/common/images/info.png" xlink:type="simple" xlink:show="embed" xlink:actuate="onLoad">
              <text:p/>
            </draw:image>
          </draw:frame>
          <draw:frame draw:z-index="160" draw:name="https://www.wikipathways.org//skins/common/images/info.png" draw:style-name="gr1" draw:text-style-name="P1" svg:width="14.97pt" svg:height="14.97pt" svg:x="127.98pt" svg:y="2239.99pt">
            <draw:image xlink:href="https://www.wikipathways.org//skins/common/images/info.png" xlink:type="simple" xlink:show="embed" xlink:actuate="onLoad">
              <text:p/>
            </draw:image>
          </draw:frame>
          <draw:frame draw:z-index="161" draw:name="https://www.wikipathways.org//skins/common/images/info.png" draw:style-name="gr1" draw:text-style-name="P1" svg:width="14.97pt" svg:height="14.97pt" svg:x="127.98pt" svg:y="2252.78pt">
            <draw:image xlink:href="https://www.wikipathways.org//skins/common/images/info.png" xlink:type="simple" xlink:show="embed" xlink:actuate="onLoad">
              <text:p/>
            </draw:image>
          </draw:frame>
          <draw:frame draw:z-index="162" draw:name="https://www.wikipathways.org//skins/common/images/info.png" draw:style-name="gr1" draw:text-style-name="P1" svg:width="14.97pt" svg:height="14.97pt" svg:x="127.98pt" svg:y="2265.59pt">
            <draw:image xlink:href="https://www.wikipathways.org//skins/common/images/info.png" xlink:type="simple" xlink:show="embed" xlink:actuate="onLoad">
              <text:p/>
            </draw:image>
          </draw:frame>
          <draw:frame draw:z-index="163" draw:name="https://www.wikipathways.org//skins/common/images/info.png" draw:style-name="gr1" draw:text-style-name="P1" svg:width="14.97pt" svg:height="14.97pt" svg:x="127.98pt" svg:y="2278.37pt">
            <draw:image xlink:href="https://www.wikipathways.org//skins/common/images/info.png" xlink:type="simple" xlink:show="embed" xlink:actuate="onLoad">
              <text:p/>
            </draw:image>
          </draw:frame>
          <draw:frame draw:z-index="164" draw:name="https://www.wikipathways.org//skins/common/images/info.png" draw:style-name="gr1" draw:text-style-name="P1" svg:width="14.97pt" svg:height="14.97pt" svg:x="127.98pt" svg:y="2291.19pt">
            <draw:image xlink:href="https://www.wikipathways.org//skins/common/images/info.png" xlink:type="simple" xlink:show="embed" xlink:actuate="onLoad">
              <text:p/>
            </draw:image>
          </draw:frame>
          <draw:frame draw:z-index="165" draw:name="https://www.wikipathways.org//skins/common/images/info.png" draw:style-name="gr1" draw:text-style-name="P1" svg:width="14.97pt" svg:height="14.97pt" svg:x="127.98pt" svg:y="2304pt">
            <draw:image xlink:href="https://www.wikipathways.org//skins/common/images/info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AC006486.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68643" xlink:type="simple">ENSG00000268643 (Ensembl)</text:a> </text:p>
          </table:table-cell>
          <table:table-cell office:value-type="string" calcext:value-type="string">
            <text:p>Original kegg element: gene;60;mmu:56637 mmu:606496</text:p>
            <text:p>Homology Mapping from Mus musculus to Homo sapiens: Original ID = L:606496</text:p>
          </table:table-cell>
        </table:table-row>
        <table:table-row table:style-name="ro2">
          <table:table-cell office:value-type="string" calcext:value-type="string">
            <text:p>ADCY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4742" xlink:type="simple">ENSG00000164742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432530</text:p>
          </table:table-cell>
        </table:table-row>
        <table:table-row table:style-name="ro2">
          <table:table-cell office:value-type="string" calcext:value-type="string">
            <text:p>ADCY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78295" xlink:type="simple">ENSG00000078295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210044</text:p>
          </table:table-cell>
        </table:table-row>
        <table:table-row table:style-name="ro2">
          <table:table-cell office:value-type="string" calcext:value-type="string">
            <text:p>ADCY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8031" xlink:type="simple">ENSG00000138031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104111</text:p>
          </table:table-cell>
        </table:table-row>
        <table:table-row table:style-name="ro2">
          <table:table-cell office:value-type="string" calcext:value-type="string">
            <text:p>ADCY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9467" xlink:type="simple">ENSG00000129467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104110</text:p>
          </table:table-cell>
        </table:table-row>
        <table:table-row table:style-name="ro2">
          <table:table-cell office:value-type="string" calcext:value-type="string">
            <text:p>ADCY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3175" xlink:type="simple">ENSG00000173175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224129</text:p>
          </table:table-cell>
        </table:table-row>
        <table:table-row table:style-name="ro2">
          <table:table-cell office:value-type="string" calcext:value-type="string">
            <text:p>ADCY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4233" xlink:type="simple">ENSG00000174233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11512</text:p>
          </table:table-cell>
        </table:table-row>
        <table:table-row table:style-name="ro2">
          <table:table-cell office:value-type="string" calcext:value-type="string">
            <text:p>ADCY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1281" xlink:type="simple">ENSG00000121281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11513</text:p>
          </table:table-cell>
        </table:table-row>
        <table:table-row table:style-name="ro2">
          <table:table-cell office:value-type="string" calcext:value-type="string">
            <text:p>ADCY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5897" xlink:type="simple">ENSG00000155897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11514</text:p>
          </table:table-cell>
        </table:table-row>
        <table:table-row table:style-name="ro2">
          <table:table-cell office:value-type="string" calcext:value-type="string">
            <text:p>ADCY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2104" xlink:type="simple">ENSG00000162104 (Ensembl)</text:a> </text:p>
          </table:table-cell>
          <table:table-cell office:value-type="string" calcext:value-type="string">
            <text:p>Original kegg element: gene;30;mmu:104110 mmu:104111 mmu:11512 mmu:11513 mmu:11514 mmu:11515 mmu:210044 mmu:224129 mmu:432530</text:p>
            <text:p>Homology Mapping from Mus musculus to Homo sapiens: Original ID = L:11515</text:p>
          </table:table-cell>
        </table:table-row>
        <table:table-row table:style-name="ro3">
          <table:table-cell office:value-type="string" calcext:value-type="string">
            <text:p>AKT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2208" xlink:type="simple">ENSG00000142208 (Ensembl)</text:a> </text:p>
          </table:table-cell>
          <table:table-cell office:value-type="string" calcext:value-type="string">
            <text:p>Original kegg element: gene;45;mmu:11651 mmu:11652 mmu:23797</text:p>
            <text:p>Homology Mapping from Mus musculus to Homo sapiens: Original ID = L:11651</text:p>
          </table:table-cell>
        </table:table-row>
        <table:table-row table:style-name="ro3">
          <table:table-cell office:value-type="string" calcext:value-type="string">
            <text:p>AKT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5221" xlink:type="simple">ENSG00000105221 (Ensembl)</text:a> </text:p>
          </table:table-cell>
          <table:table-cell office:value-type="string" calcext:value-type="string">
            <text:p>Original kegg element: gene;45;mmu:11651 mmu:11652 mmu:23797</text:p>
            <text:p>Homology Mapping from Mus musculus to Homo sapiens: Original ID = L:11652</text:p>
          </table:table-cell>
        </table:table-row>
        <table:table-row table:style-name="ro3">
          <table:table-cell office:value-type="string" calcext:value-type="string">
            <text:p>AKT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7020" xlink:type="simple">ENSG00000117020 (Ensembl)</text:a> </text:p>
          </table:table-cell>
          <table:table-cell office:value-type="string" calcext:value-type="string">
            <text:p>Original kegg element: gene;45;mmu:11651 mmu:11652 mmu:23797</text:p>
            <text:p>Homology Mapping from Mus musculus to Homo sapiens: Original ID = L:23797</text:p>
          </table:table-cell>
        </table:table-row>
        <table:table-row table:style-name="ro1">
          <table:table-cell office:value-type="string" calcext:value-type="string">
            <text:p>ARRB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7486" xlink:type="simple">ENSG00000137486 (Ensembl)</text:a> </text:p>
          </table:table-cell>
          <table:table-cell office:value-type="string" calcext:value-type="string">
            <text:p>Original kegg element: gene;24;mmu:109689 mmu:216869</text:p>
            <text:p>Homology Mapping from Mus musculus to Homo sapiens: Original ID = L:109689</text:p>
          </table:table-cell>
        </table:table-row>
        <table:table-row table:style-name="ro1">
          <table:table-cell office:value-type="string" calcext:value-type="string">
            <text:p>ARRB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1480" xlink:type="simple">ENSG00000141480 (Ensembl)</text:a> </text:p>
          </table:table-cell>
          <table:table-cell office:value-type="string" calcext:value-type="string">
            <text:p>Original kegg element: gene;24;mmu:109689 mmu:216869</text:p>
            <text:p>Homology Mapping from Mus musculus to Homo sapiens: Original ID = L:216869</text:p>
          </table:table-cell>
        </table:table-row>
        <table:table-row table:style-name="ro4">
          <table:table-cell office:value-type="string" calcext:value-type="string">
            <text:p>BCA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50820" xlink:type="simple">ENSG00000050820 (Ensembl)</text:a> </text:p>
          </table:table-cell>
          <table:table-cell office:value-type="string" calcext:value-type="string">
            <text:p>Original kegg element: gene;20;mmu:12927</text:p>
            <text:p>Homology Mapping from Mus musculus to Homo sapiens: Original ID = L:12927</text:p>
          </table:table-cell>
        </table:table-row>
        <table:table-row table:style-name="ro1">
          <table:table-cell office:value-type="string" calcext:value-type="string">
            <text:p>BRAF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7764" xlink:type="simple">ENSG00000157764 (Ensembl)</text:a> </text:p>
          </table:table-cell>
          <table:table-cell office:value-type="string" calcext:value-type="string">
            <text:p>Original kegg element: gene;48;mmu:109880 mmu:110157</text:p>
            <text:p>Homology Mapping from Mus musculus to Homo sapiens: Original ID = L:109880</text:p>
          </table:table-cell>
        </table:table-row>
        <table:table-row table:style-name="ro5">
          <table:table-cell office:value-type="string" calcext:value-type="string">
            <text:p>CCL1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2156" xlink:type="simple">ENSG00000172156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292</text:p>
          </table:table-cell>
        </table:table-row>
        <table:table-row table:style-name="ro5">
          <table:table-cell office:value-type="string" calcext:value-type="string">
            <text:p>CCL1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75718" xlink:type="simple">ENSG00000275718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8</text:p>
          </table:table-cell>
        </table:table-row>
        <table:table-row table:style-name="ro5">
          <table:table-cell office:value-type="string" calcext:value-type="string">
            <text:p>CCL1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2970" xlink:type="simple">ENSG00000102970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295</text:p>
          </table:table-cell>
        </table:table-row>
        <table:table-row table:style-name="ro5">
          <table:table-cell office:value-type="string" calcext:value-type="string">
            <text:p>CCL1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2724" xlink:type="simple">ENSG00000172724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4047</text:p>
          </table:table-cell>
        </table:table-row>
        <table:table-row table:style-name="ro5">
          <table:table-cell office:value-type="string" calcext:value-type="string">
            <text:p>CCL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8702" xlink:type="simple">ENSG0000010870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290</text:p>
          </table:table-cell>
        </table:table-row>
        <table:table-row table:style-name="ro5">
          <table:table-cell office:value-type="string" calcext:value-type="string">
            <text:p>CCL2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5009" xlink:type="simple">ENSG00000115009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297</text:p>
          </table:table-cell>
        </table:table-row>
        <table:table-row table:style-name="ro5">
          <table:table-cell office:value-type="string" calcext:value-type="string">
            <text:p>CCL2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7077" xlink:type="simple">ENSG00000137077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65956</text:p>
          </table:table-cell>
        </table:table-row>
        <table:table-row table:style-name="ro5">
          <table:table-cell office:value-type="string" calcext:value-type="string">
            <text:p>CCL2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2962" xlink:type="simple">ENSG0000010296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299</text:p>
          </table:table-cell>
        </table:table-row>
        <table:table-row table:style-name="ro5">
          <table:table-cell office:value-type="string" calcext:value-type="string">
            <text:p>CCL2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6178" xlink:type="simple">ENSG00000106178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6221</text:p>
          </table:table-cell>
        </table:table-row>
        <table:table-row table:style-name="ro5">
          <table:table-cell office:value-type="string" calcext:value-type="string">
            <text:p>CCL2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1142" xlink:type="simple">ENSG0000013114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0</text:p>
          </table:table-cell>
        </table:table-row>
        <table:table-row table:style-name="ro5">
          <table:table-cell office:value-type="string" calcext:value-type="string">
            <text:p>CCL2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06606" xlink:type="simple">ENSG00000006606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41307</text:p>
          </table:table-cell>
        </table:table-row>
        <table:table-row table:style-name="ro5">
          <table:table-cell office:value-type="string" calcext:value-type="string">
            <text:p>CCL2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13927" xlink:type="simple">ENSG00000213927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1</text:p>
          </table:table-cell>
        </table:table-row>
        <table:table-row table:style-name="ro5">
          <table:table-cell office:value-type="string" calcext:value-type="string">
            <text:p>CCL2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1882" xlink:type="simple">ENSG0000015188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6838</text:p>
          </table:table-cell>
        </table:table-row>
        <table:table-row table:style-name="ro5">
          <table:table-cell office:value-type="string" calcext:value-type="string">
            <text:p>CCL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77632" xlink:type="simple">ENSG0000027763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2</text:p>
          </table:table-cell>
        </table:table-row>
        <table:table-row table:style-name="ro5">
          <table:table-cell office:value-type="string" calcext:value-type="string">
            <text:p>CCL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75302" xlink:type="simple">ENSG0000027530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3</text:p>
          </table:table-cell>
        </table:table-row>
        <table:table-row table:style-name="ro5">
          <table:table-cell office:value-type="string" calcext:value-type="string">
            <text:p>CCL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71503" xlink:type="simple">ENSG00000271503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4</text:p>
          </table:table-cell>
        </table:table-row>
        <table:table-row table:style-name="ro5">
          <table:table-cell office:value-type="string" calcext:value-type="string">
            <text:p>CCL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8688" xlink:type="simple">ENSG00000108688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06</text:p>
          </table:table-cell>
        </table:table-row>
        <table:table-row table:style-name="ro6">
          <table:table-cell office:value-type="string" calcext:value-type="string">
            <text:p>CCR1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4451" xlink:type="simple">ENSG00000184451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7</text:p>
          </table:table-cell>
        </table:table-row>
        <table:table-row table:style-name="ro6">
          <table:table-cell office:value-type="string" calcext:value-type="string">
            <text:p>CC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3823" xlink:type="simple">ENSG00000163823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0</text:p>
          </table:table-cell>
        </table:table-row>
        <table:table-row table:style-name="ro6">
          <table:table-cell office:value-type="string" calcext:value-type="string">
            <text:p>CCR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1807" xlink:type="simple">ENSG00000121807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4</text:p>
          </table:table-cell>
        </table:table-row>
        <table:table-row table:style-name="ro6">
          <table:table-cell office:value-type="string" calcext:value-type="string">
            <text:p>CCR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3625" xlink:type="simple">ENSG00000183625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1</text:p>
          </table:table-cell>
        </table:table-row>
        <table:table-row table:style-name="ro6">
          <table:table-cell office:value-type="string" calcext:value-type="string">
            <text:p>CCR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3813" xlink:type="simple">ENSG00000183813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3</text:p>
          </table:table-cell>
        </table:table-row>
        <table:table-row table:style-name="ro6">
          <table:table-cell office:value-type="string" calcext:value-type="string">
            <text:p>CCR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2486" xlink:type="simple">ENSG00000112486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458</text:p>
          </table:table-cell>
        </table:table-row>
        <table:table-row table:style-name="ro6">
          <table:table-cell office:value-type="string" calcext:value-type="string">
            <text:p>CCR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6353" xlink:type="simple">ENSG00000126353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5</text:p>
          </table:table-cell>
        </table:table-row>
        <table:table-row table:style-name="ro6">
          <table:table-cell office:value-type="string" calcext:value-type="string">
            <text:p>CCR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9934" xlink:type="simple">ENSG00000179934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76</text:p>
          </table:table-cell>
        </table:table-row>
        <table:table-row table:style-name="ro6">
          <table:table-cell office:value-type="string" calcext:value-type="string">
            <text:p>CCR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3585" xlink:type="simple">ENSG00000173585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69</text:p>
          </table:table-cell>
        </table:table-row>
        <table:table-row table:style-name="ro4">
          <table:table-cell office:value-type="string" calcext:value-type="string">
            <text:p>CDC4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70831" xlink:type="simple">ENSG00000070831 (Ensembl)</text:a> </text:p>
          </table:table-cell>
          <table:table-cell office:value-type="string" calcext:value-type="string">
            <text:p>Original kegg element: gene;29;mmu:12540</text:p>
            <text:p>Homology Mapping from Mus musculus to Homo sapiens: Original ID = L:12540</text:p>
          </table:table-cell>
        </table:table-row>
        <table:table-row table:style-name="ro3">
          <table:table-cell office:value-type="string" calcext:value-type="string">
            <text:p>CHUK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13341" xlink:type="simple">ENSG00000213341 (Ensembl)</text:a> </text:p>
          </table:table-cell>
          <table:table-cell office:value-type="string" calcext:value-type="string">
            <text:p>Original kegg element: gene;54;mmu:12675 mmu:16150 mmu:16151</text:p>
            <text:p>Homology Mapping from Mus musculus to Homo sapiens: Original ID = L:12675</text:p>
          </table:table-cell>
        </table:table-row>
        <table:table-row table:style-name="ro1">
          <table:table-cell office:value-type="string" calcext:value-type="string">
            <text:p>CRK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7193" xlink:type="simple">ENSG00000167193 (Ensembl)</text:a> </text:p>
          </table:table-cell>
          <table:table-cell office:value-type="string" calcext:value-type="string">
            <text:p>Original kegg element: gene;22;mmu:12928 mmu:12929</text:p>
            <text:p>Homology Mapping from Mus musculus to Homo sapiens: Original ID = L:12928</text:p>
          </table:table-cell>
        </table:table-row>
        <table:table-row table:style-name="ro1">
          <table:table-cell office:value-type="string" calcext:value-type="string">
            <text:p>CRKL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99942" xlink:type="simple">ENSG00000099942 (Ensembl)</text:a> </text:p>
          </table:table-cell>
          <table:table-cell office:value-type="string" calcext:value-type="string">
            <text:p>Original kegg element: gene;22;mmu:12928 mmu:12929</text:p>
            <text:p>Homology Mapping from Mus musculus to Homo sapiens: Original ID = L:12929</text:p>
          </table:table-cell>
        </table:table-row>
        <table:table-row table:style-name="ro7">
          <table:table-cell office:value-type="string" calcext:value-type="string">
            <text:p>CSK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3653" xlink:type="simple">ENSG00000103653 (Ensembl)</text:a> </text:p>
          </table:table-cell>
          <table:table-cell office:value-type="string" calcext:value-type="string">
            <text:p>Original kegg element: gene;7;mmu:12988 mmu:14191 mmu:15162 mmu:17096 mmu:666513</text:p>
            <text:p>Homology Mapping from Mus musculus to Homo sapiens: Original ID = L:12988</text:p>
          </table:table-cell>
        </table:table-row>
        <table:table-row table:style-name="ro5">
          <table:table-cell office:value-type="string" calcext:value-type="string">
            <text:p>CX3CL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06210" xlink:type="simple">ENSG00000006210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12</text:p>
          </table:table-cell>
        </table:table-row>
        <table:table-row table:style-name="ro6">
          <table:table-cell office:value-type="string" calcext:value-type="string">
            <text:p>CX3C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8329" xlink:type="simple">ENSG00000168329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3051</text:p>
          </table:table-cell>
        </table:table-row>
        <table:table-row table:style-name="ro5">
          <table:table-cell office:value-type="string" calcext:value-type="string">
            <text:p>CXCL1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9245" xlink:type="simple">ENSG00000169245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15945</text:p>
          </table:table-cell>
        </table:table-row>
        <table:table-row table:style-name="ro5">
          <table:table-cell office:value-type="string" calcext:value-type="string">
            <text:p>CXCL1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9248" xlink:type="simple">ENSG00000169248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6066</text:p>
          </table:table-cell>
        </table:table-row>
        <table:table-row table:style-name="ro5">
          <table:table-cell office:value-type="string" calcext:value-type="string">
            <text:p>CXCL1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7562" xlink:type="simple">ENSG00000107562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15</text:p>
          </table:table-cell>
        </table:table-row>
        <table:table-row table:style-name="ro5">
          <table:table-cell office:value-type="string" calcext:value-type="string">
            <text:p>CXCL1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6234" xlink:type="simple">ENSG00000156234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5985</text:p>
          </table:table-cell>
        </table:table-row>
        <table:table-row table:style-name="ro5">
          <table:table-cell office:value-type="string" calcext:value-type="string">
            <text:p>CXCL1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5824" xlink:type="simple">ENSG00000145824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7266</text:p>
          </table:table-cell>
        </table:table-row>
        <table:table-row table:style-name="ro5">
          <table:table-cell office:value-type="string" calcext:value-type="string">
            <text:p>CXCL1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1921" xlink:type="simple">ENSG00000161921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66102</text:p>
          </table:table-cell>
        </table:table-row>
        <table:table-row table:style-name="ro5">
          <table:table-cell office:value-type="string" calcext:value-type="string">
            <text:p>CXCL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3734" xlink:type="simple">ENSG00000163734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10</text:p>
          </table:table-cell>
        </table:table-row>
        <table:table-row table:style-name="ro5">
          <table:table-cell office:value-type="string" calcext:value-type="string">
            <text:p>CXCL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3735" xlink:type="simple">ENSG00000163735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20311</text:p>
          </table:table-cell>
        </table:table-row>
        <table:table-row table:style-name="ro5">
          <table:table-cell office:value-type="string" calcext:value-type="string">
            <text:p>CXCL9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8755" xlink:type="simple">ENSG00000138755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17329</text:p>
          </table:table-cell>
        </table:table-row>
        <table:table-row table:style-name="ro6">
          <table:table-cell office:value-type="string" calcext:value-type="string">
            <text:p>CXCR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0871" xlink:type="simple">ENSG00000180871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227288</text:p>
          </table:table-cell>
        </table:table-row>
        <table:table-row table:style-name="ro6">
          <table:table-cell office:value-type="string" calcext:value-type="string">
            <text:p>CXCR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6810" xlink:type="simple">ENSG00000186810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66</text:p>
          </table:table-cell>
        </table:table-row>
        <table:table-row table:style-name="ro6">
          <table:table-cell office:value-type="string" calcext:value-type="string">
            <text:p>CXCR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1966" xlink:type="simple">ENSG00000121966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767</text:p>
          </table:table-cell>
        </table:table-row>
        <table:table-row table:style-name="ro6">
          <table:table-cell office:value-type="string" calcext:value-type="string">
            <text:p>CXCR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0683" xlink:type="simple">ENSG00000160683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12145</text:p>
          </table:table-cell>
        </table:table-row>
        <table:table-row table:style-name="ro6">
          <table:table-cell office:value-type="string" calcext:value-type="string">
            <text:p>CXCR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2215" xlink:type="simple">ENSG00000172215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80901</text:p>
          </table:table-cell>
        </table:table-row>
        <table:table-row table:style-name="ro8">
          <table:table-cell office:value-type="string" calcext:value-type="string">
            <text:p>Ccl2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No homologues found for original id L:20296</text:p>
          </table:table-cell>
        </table:table-row>
        <table:table-row table:style-name="ro8">
          <table:table-cell office:value-type="string" calcext:value-type="string">
            <text:p>Ccl8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No homologues found for original id L:20307</text:p>
          </table:table-cell>
        </table:table-row>
        <table:table-row table:style-name="ro8">
          <table:table-cell office:value-type="string" calcext:value-type="string">
            <text:p>Cxcl15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No homologues found for original id L:20309</text:p>
          </table:table-cell>
        </table:table-row>
        <table:table-row table:style-name="ro9">
          <table:table-cell office:value-type="string" calcext:value-type="string">
            <text:p>Cytokine-cytokine receptor interaction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map;5;path:mmu04060</text:p>
          </table:table-cell>
        </table:table-row>
        <table:table-row table:style-name="ro4">
          <table:table-cell office:value-type="string" calcext:value-type="string">
            <text:p>DOCK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4516" xlink:type="simple">ENSG00000134516 (Ensembl)</text:a> </text:p>
          </table:table-cell>
          <table:table-cell office:value-type="string" calcext:value-type="string">
            <text:p>Original kegg element: gene;50;mmu:94176</text:p>
            <text:p>Homology Mapping from Mus musculus to Homo sapiens: Original ID = L:94176</text:p>
          </table:table-cell>
        </table:table-row>
        <table:table-row table:style-name="ro4">
          <table:table-cell office:value-type="string" calcext:value-type="string">
            <text:p>ELMO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5849" xlink:type="simple">ENSG00000155849 (Ensembl)</text:a> </text:p>
          </table:table-cell>
          <table:table-cell office:value-type="string" calcext:value-type="string">
            <text:p>Original kegg element: gene;21;mmu:140580</text:p>
            <text:p>Homology Mapping from Mus musculus to Homo sapiens: Original ID = L:140580</text:p>
          </table:table-cell>
        </table:table-row>
        <table:table-row table:style-name="ro7">
          <table:table-cell office:value-type="string" calcext:value-type="string">
            <text:p>FGR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00938" xlink:type="simple">ENSG00000000938 (Ensembl)</text:a> </text:p>
          </table:table-cell>
          <table:table-cell office:value-type="string" calcext:value-type="string">
            <text:p>Original kegg element: gene;7;mmu:12988 mmu:14191 mmu:15162 mmu:17096 mmu:666513</text:p>
            <text:p>Homology Mapping from Mus musculus to Homo sapiens: Original ID = L:14191</text:p>
          </table:table-cell>
        </table:table-row>
        <table:table-row table:style-name="ro4">
          <table:table-cell office:value-type="string" calcext:value-type="string">
            <text:p>FOXO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8689" xlink:type="simple">ENSG00000118689 (Ensembl)</text:a> </text:p>
          </table:table-cell>
          <table:table-cell office:value-type="string" calcext:value-type="string">
            <text:p>Original kegg element: gene;59;mmu:56484</text:p>
            <text:p>Homology Mapping from Mus musculus to Homo sapiens: Original ID = L:56484</text:p>
          </table:table-cell>
        </table:table-row>
        <table:table-row table:style-name="ro3">
          <table:table-cell office:value-type="string" calcext:value-type="string">
            <text:p>GNAI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7955" xlink:type="simple">ENSG00000127955 (Ensembl)</text:a> </text:p>
          </table:table-cell>
          <table:table-cell office:value-type="string" calcext:value-type="string">
            <text:p>Original kegg element: gene;17;mmu:14677 mmu:14678 mmu:14679</text:p>
            <text:p>Homology Mapping from Mus musculus to Homo sapiens: Original ID = L:14677</text:p>
          </table:table-cell>
        </table:table-row>
        <table:table-row table:style-name="ro3">
          <table:table-cell office:value-type="string" calcext:value-type="string">
            <text:p>GNAI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4353" xlink:type="simple">ENSG00000114353 (Ensembl)</text:a> </text:p>
          </table:table-cell>
          <table:table-cell office:value-type="string" calcext:value-type="string">
            <text:p>Original kegg element: gene;17;mmu:14677 mmu:14678 mmu:14679</text:p>
            <text:p>Homology Mapping from Mus musculus to Homo sapiens: Original ID = L:14678</text:p>
          </table:table-cell>
        </table:table-row>
        <table:table-row table:style-name="ro3">
          <table:table-cell office:value-type="string" calcext:value-type="string">
            <text:p>GNAI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65135" xlink:type="simple">ENSG00000065135 (Ensembl)</text:a> </text:p>
          </table:table-cell>
          <table:table-cell office:value-type="string" calcext:value-type="string">
            <text:p>Original kegg element: gene;17;mmu:14677 mmu:14678 mmu:14679</text:p>
            <text:p>Homology Mapping from Mus musculus to Homo sapiens: Original ID = L:14679</text:p>
          </table:table-cell>
        </table:table-row>
        <table:table-row table:style-name="ro10">
          <table:table-cell office:value-type="string" calcext:value-type="string">
            <text:p>GNB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78369" xlink:type="simple">ENSG00000078369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688</text:p>
          </table:table-cell>
        </table:table-row>
        <table:table-row table:style-name="ro10">
          <table:table-cell office:value-type="string" calcext:value-type="string">
            <text:p>GNB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2354" xlink:type="simple">ENSG00000172354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693</text:p>
          </table:table-cell>
        </table:table-row>
        <table:table-row table:style-name="ro10">
          <table:table-cell office:value-type="string" calcext:value-type="string">
            <text:p>GNB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1664" xlink:type="simple">ENSG00000111664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695</text:p>
          </table:table-cell>
        </table:table-row>
        <table:table-row table:style-name="ro10">
          <table:table-cell office:value-type="string" calcext:value-type="string">
            <text:p>GNB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4450" xlink:type="simple">ENSG00000114450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696</text:p>
          </table:table-cell>
        </table:table-row>
        <table:table-row table:style-name="ro10">
          <table:table-cell office:value-type="string" calcext:value-type="string">
            <text:p>GNB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69966" xlink:type="simple">ENSG00000069966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697</text:p>
          </table:table-cell>
        </table:table-row>
        <table:table-row table:style-name="ro10">
          <table:table-cell office:value-type="string" calcext:value-type="string">
            <text:p>GNG10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42616" xlink:type="simple">ENSG00000242616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0</text:p>
          </table:table-cell>
        </table:table-row>
        <table:table-row table:style-name="ro10">
          <table:table-cell office:value-type="string" calcext:value-type="string">
            <text:p>GNG1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7920" xlink:type="simple">ENSG00000127920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66066</text:p>
          </table:table-cell>
        </table:table-row>
        <table:table-row table:style-name="ro10">
          <table:table-cell office:value-type="string" calcext:value-type="string">
            <text:p>GNG1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2380" xlink:type="simple">ENSG00000172380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1</text:p>
          </table:table-cell>
        </table:table-row>
        <table:table-row table:style-name="ro10">
          <table:table-cell office:value-type="string" calcext:value-type="string">
            <text:p>GNG1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7588" xlink:type="simple">ENSG00000127588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64337</text:p>
          </table:table-cell>
        </table:table-row>
        <table:table-row table:style-name="ro10">
          <table:table-cell office:value-type="string" calcext:value-type="string">
            <text:p>GNG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6469" xlink:type="simple">ENSG00000186469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2</text:p>
          </table:table-cell>
        </table:table-row>
        <table:table-row table:style-name="ro10">
          <table:table-cell office:value-type="string" calcext:value-type="string">
            <text:p>GNG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2188" xlink:type="simple">ENSG00000162188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4</text:p>
          </table:table-cell>
        </table:table-row>
        <table:table-row table:style-name="ro10">
          <table:table-cell office:value-type="string" calcext:value-type="string">
            <text:p>GNG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8243" xlink:type="simple">ENSG00000168243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6</text:p>
          </table:table-cell>
        </table:table-row>
        <table:table-row table:style-name="ro10">
          <table:table-cell office:value-type="string" calcext:value-type="string">
            <text:p>GNG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4021" xlink:type="simple">ENSG00000174021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7</text:p>
          </table:table-cell>
        </table:table-row>
        <table:table-row table:style-name="ro10">
          <table:table-cell office:value-type="string" calcext:value-type="string">
            <text:p>GNG7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6533" xlink:type="simple">ENSG00000176533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8</text:p>
          </table:table-cell>
        </table:table-row>
        <table:table-row table:style-name="ro10">
          <table:table-cell office:value-type="string" calcext:value-type="string">
            <text:p>GNG8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7414" xlink:type="simple">ENSG00000167414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09</text:p>
          </table:table-cell>
        </table:table-row>
        <table:table-row table:style-name="ro10">
          <table:table-cell office:value-type="string" calcext:value-type="string">
            <text:p>GNGT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7928" xlink:type="simple">ENSG00000127928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699</text:p>
          </table:table-cell>
        </table:table-row>
        <table:table-row table:style-name="ro10">
          <table:table-cell office:value-type="string" calcext:value-type="string">
            <text:p>GNGT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7083" xlink:type="simple">ENSG00000167083 (Ensembl)</text:a> </text:p>
          </table:table-cell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Homology Mapping from Mus musculus to Homo sapiens: Original ID = L:14710</text:p>
          </table:table-cell>
        </table:table-row>
        <table:table-row table:style-name="ro4">
          <table:table-cell office:value-type="string" calcext:value-type="string">
            <text:p>GRB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7885" xlink:type="simple">ENSG00000177885 (Ensembl)</text:a> </text:p>
          </table:table-cell>
          <table:table-cell office:value-type="string" calcext:value-type="string">
            <text:p>Original kegg element: gene;19;mmu:14784</text:p>
            <text:p>Homology Mapping from Mus musculus to Homo sapiens: Original ID = L:14784</text:p>
          </table:table-cell>
        </table:table-row>
        <table:table-row table:style-name="ro7">
          <table:table-cell office:value-type="string" calcext:value-type="string">
            <text:p>GR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5974" xlink:type="simple">ENSG00000185974 (Ensembl)</text:a> </text:p>
          </table:table-cell>
          <table:table-cell office:value-type="string" calcext:value-type="string">
            <text:p>Original kegg element: gene;23;mmu:110355 mmu:14772 mmu:14773 mmu:24013 mmu:26385</text:p>
            <text:p>Homology Mapping from Mus musculus to Homo sapiens: Original ID = L:24013</text:p>
          </table:table-cell>
        </table:table-row>
        <table:table-row table:style-name="ro7">
          <table:table-cell office:value-type="string" calcext:value-type="string">
            <text:p>GRK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3020" xlink:type="simple">ENSG00000173020 (Ensembl)</text:a> </text:p>
          </table:table-cell>
          <table:table-cell office:value-type="string" calcext:value-type="string">
            <text:p>Original kegg element: gene;23;mmu:110355 mmu:14772 mmu:14773 mmu:24013 mmu:26385</text:p>
            <text:p>Homology Mapping from Mus musculus to Homo sapiens: Original ID = L:110355</text:p>
          </table:table-cell>
        </table:table-row>
        <table:table-row table:style-name="ro7">
          <table:table-cell office:value-type="string" calcext:value-type="string">
            <text:p>GRK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5388" xlink:type="simple">ENSG00000125388 (Ensembl)</text:a> </text:p>
          </table:table-cell>
          <table:table-cell office:value-type="string" calcext:value-type="string">
            <text:p>Original kegg element: gene;23;mmu:110355 mmu:14772 mmu:14773 mmu:24013 mmu:26385</text:p>
            <text:p>Homology Mapping from Mus musculus to Homo sapiens: Original ID = L:14772</text:p>
          </table:table-cell>
        </table:table-row>
        <table:table-row table:style-name="ro7">
          <table:table-cell office:value-type="string" calcext:value-type="string">
            <text:p>GRK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98873" xlink:type="simple">ENSG00000198873 (Ensembl)</text:a> </text:p>
          </table:table-cell>
          <table:table-cell office:value-type="string" calcext:value-type="string">
            <text:p>Original kegg element: gene;23;mmu:110355 mmu:14772 mmu:14773 mmu:24013 mmu:26385</text:p>
            <text:p>Homology Mapping from Mus musculus to Homo sapiens: Original ID = L:14773</text:p>
          </table:table-cell>
        </table:table-row>
        <table:table-row table:style-name="ro7">
          <table:table-cell office:value-type="string" calcext:value-type="string">
            <text:p>GRK6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98055" xlink:type="simple">ENSG00000198055 (Ensembl)</text:a> </text:p>
          </table:table-cell>
          <table:table-cell office:value-type="string" calcext:value-type="string">
            <text:p>Original kegg element: gene;23;mmu:110355 mmu:14772 mmu:14773 mmu:24013 mmu:26385</text:p>
            <text:p>Homology Mapping from Mus musculus to Homo sapiens: Original ID = L:26385</text:p>
          </table:table-cell>
        </table:table-row>
        <table:table-row table:style-name="ro1">
          <table:table-cell office:value-type="string" calcext:value-type="string">
            <text:p>GSK3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82701" xlink:type="simple">ENSG00000082701 (Ensembl)</text:a> </text:p>
          </table:table-cell>
          <table:table-cell office:value-type="string" calcext:value-type="string">
            <text:p>Original kegg element: gene;60;mmu:56637 mmu:606496</text:p>
            <text:p>Homology Mapping from Mus musculus to Homo sapiens: Original ID = L:56637</text:p>
          </table:table-cell>
        </table:table-row>
        <table:table-row table:style-name="ro7">
          <table:table-cell office:value-type="string" calcext:value-type="string">
            <text:p>Gm11787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7;mmu:12988 mmu:14191 mmu:15162 mmu:17096 mmu:666513</text:p>
            <text:p>No homologues found for original id En:ENSMUSG00000081660</text:p>
          </table:table-cell>
        </table:table-row>
        <table:table-row table:style-name="ro11">
          <table:table-cell office:value-type="string" calcext:value-type="string">
            <text:p>Gm12844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9;mmu:11848 mmu:433749</text:p>
          </table:table-cell>
        </table:table-row>
        <table:table-row table:style-name="ro12">
          <table:table-cell office:value-type="string" calcext:value-type="string">
            <text:p>Gm3785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</table:table-cell>
        </table:table-row>
        <table:table-row table:style-name="ro12">
          <table:table-cell office:value-type="string" calcext:value-type="string">
            <text:p>Gm4356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</table:table-cell>
        </table:table-row>
        <table:table-row table:style-name="ro12">
          <table:table-cell office:value-type="string" calcext:value-type="string">
            <text:p>Gm5741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</table:table-cell>
        </table:table-row>
        <table:table-row table:style-name="ro7">
          <table:table-cell office:value-type="string" calcext:value-type="string">
            <text:p>HCK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1336" xlink:type="simple">ENSG00000101336 (Ensembl)</text:a> </text:p>
          </table:table-cell>
          <table:table-cell office:value-type="string" calcext:value-type="string">
            <text:p>Original kegg element: gene;7;mmu:12988 mmu:14191 mmu:15162 mmu:17096 mmu:666513</text:p>
            <text:p>Homology Mapping from Mus musculus to Homo sapiens: Original ID = L:15162</text:p>
          </table:table-cell>
        </table:table-row>
        <table:table-row table:style-name="ro3">
          <table:table-cell office:value-type="string" calcext:value-type="string">
            <text:p>HRAS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4775" xlink:type="simple">ENSG00000174775 (Ensembl)</text:a> </text:p>
          </table:table-cell>
          <table:table-cell office:value-type="string" calcext:value-type="string">
            <text:p>Original kegg element: gene;46;mmu:15461 mmu:16653 mmu:18176</text:p>
            <text:p>Homology Mapping from Mus musculus to Homo sapiens: Original ID = L:15461</text:p>
          </table:table-cell>
        </table:table-row>
        <table:table-row table:style-name="ro3">
          <table:table-cell office:value-type="string" calcext:value-type="string">
            <text:p>IKBK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4365" xlink:type="simple">ENSG00000104365 (Ensembl)</text:a> </text:p>
          </table:table-cell>
          <table:table-cell office:value-type="string" calcext:value-type="string">
            <text:p>Original kegg element: gene;54;mmu:12675 mmu:16150 mmu:16151</text:p>
            <text:p>Homology Mapping from Mus musculus to Homo sapiens: Original ID = L:16150</text:p>
          </table:table-cell>
        </table:table-row>
        <table:table-row table:style-name="ro3">
          <table:table-cell office:value-type="string" calcext:value-type="string">
            <text:p>IKBKG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69335" xlink:type="simple">ENSG00000269335 (Ensembl)</text:a> </text:p>
          </table:table-cell>
          <table:table-cell office:value-type="string" calcext:value-type="string">
            <text:p>Original kegg element: gene;54;mmu:12675 mmu:16150 mmu:16151</text:p>
            <text:p>Homology Mapping from Mus musculus to Homo sapiens: Original ID = L:16151</text:p>
          </table:table-cell>
        </table:table-row>
        <table:table-row table:style-name="ro4">
          <table:table-cell office:value-type="string" calcext:value-type="string">
            <text:p>ITK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3263" xlink:type="simple">ENSG00000113263 (Ensembl)</text:a> </text:p>
          </table:table-cell>
          <table:table-cell office:value-type="string" calcext:value-type="string">
            <text:p>Original kegg element: gene;28;mmu:16428</text:p>
            <text:p>Homology Mapping from Mus musculus to Homo sapiens: Original ID = L:16428</text:p>
          </table:table-cell>
        </table:table-row>
        <table:table-row table:style-name="ro1">
          <table:table-cell office:value-type="string" calcext:value-type="string">
            <text:p>JAK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96968" xlink:type="simple">ENSG00000096968 (Ensembl)</text:a> </text:p>
          </table:table-cell>
          <table:table-cell office:value-type="string" calcext:value-type="string">
            <text:p>Original kegg element: gene;3;mmu:16452 mmu:16453</text:p>
            <text:p>Homology Mapping from Mus musculus to Homo sapiens: Original ID = L:16452</text:p>
          </table:table-cell>
        </table:table-row>
        <table:table-row table:style-name="ro1">
          <table:table-cell office:value-type="string" calcext:value-type="string">
            <text:p>JAK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5639" xlink:type="simple">ENSG00000105639 (Ensembl)</text:a> </text:p>
          </table:table-cell>
          <table:table-cell office:value-type="string" calcext:value-type="string">
            <text:p>Original kegg element: gene;3;mmu:16452 mmu:16453</text:p>
            <text:p>Homology Mapping from Mus musculus to Homo sapiens: Original ID = L:16453</text:p>
          </table:table-cell>
        </table:table-row>
        <table:table-row table:style-name="ro9">
          <table:table-cell office:value-type="string" calcext:value-type="string">
            <text:p>Jak-STAT signaling pathway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map;26;path:mmu04630</text:p>
          </table:table-cell>
        </table:table-row>
        <table:table-row table:style-name="ro3">
          <table:table-cell office:value-type="string" calcext:value-type="string">
            <text:p>KRAS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3703" xlink:type="simple">ENSG00000133703 (Ensembl)</text:a> </text:p>
          </table:table-cell>
          <table:table-cell office:value-type="string" calcext:value-type="string">
            <text:p>Original kegg element: gene;46;mmu:15461 mmu:16653 mmu:18176</text:p>
            <text:p>Homology Mapping from Mus musculus to Homo sapiens: Original ID = L:16653</text:p>
          </table:table-cell>
        </table:table-row>
        <table:table-row table:style-name="ro7">
          <table:table-cell office:value-type="string" calcext:value-type="string">
            <text:p>LYN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54087" xlink:type="simple">ENSG00000254087 (Ensembl)</text:a> </text:p>
          </table:table-cell>
          <table:table-cell office:value-type="string" calcext:value-type="string">
            <text:p>Original kegg element: gene;7;mmu:12988 mmu:14191 mmu:15162 mmu:17096 mmu:666513</text:p>
            <text:p>Homology Mapping from Mus musculus to Homo sapiens: Original ID = L:17096</text:p>
          </table:table-cell>
        </table:table-row>
        <table:table-row table:style-name="ro9">
          <table:table-cell office:value-type="string" calcext:value-type="string">
            <text:p>Leukocyte transendothelial migration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map;15;path:mmu04670</text:p>
          </table:table-cell>
        </table:table-row>
        <table:table-row table:style-name="ro4">
          <table:table-cell office:value-type="string" calcext:value-type="string">
            <text:p>MAP2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9032" xlink:type="simple">ENSG00000169032 (Ensembl)</text:a> </text:p>
          </table:table-cell>
          <table:table-cell office:value-type="string" calcext:value-type="string">
            <text:p>Original kegg element: gene;47;mmu:26395</text:p>
            <text:p>Homology Mapping from Mus musculus to Homo sapiens: Original ID = L:26395</text:p>
          </table:table-cell>
        </table:table-row>
        <table:table-row table:style-name="ro9">
          <table:table-cell office:value-type="string" calcext:value-type="string">
            <text:p>MAPK signaling pathway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map;56;path:mmu04010</text:p>
          </table:table-cell>
        </table:table-row>
        <table:table-row table:style-name="ro1">
          <table:table-cell office:value-type="string" calcext:value-type="string">
            <text:p>MAP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0030" xlink:type="simple">ENSG00000100030 (Ensembl)</text:a> </text:p>
          </table:table-cell>
          <table:table-cell office:value-type="string" calcext:value-type="string">
            <text:p>Original kegg element: gene;44;mmu:26413 mmu:26417</text:p>
            <text:p>Homology Mapping from Mus musculus to Homo sapiens: Original ID = L:26413</text:p>
          </table:table-cell>
        </table:table-row>
        <table:table-row table:style-name="ro1">
          <table:table-cell office:value-type="string" calcext:value-type="string">
            <text:p>MAPK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2882" xlink:type="simple">ENSG00000102882 (Ensembl)</text:a> </text:p>
          </table:table-cell>
          <table:table-cell office:value-type="string" calcext:value-type="string">
            <text:p>Original kegg element: gene;44;mmu:26413 mmu:26417</text:p>
            <text:p>Homology Mapping from Mus musculus to Homo sapiens: Original ID = L:26417</text:p>
          </table:table-cell>
        </table:table-row>
        <table:table-row table:style-name="ro4">
          <table:table-cell office:value-type="string" calcext:value-type="string">
            <text:p>NCF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8517" xlink:type="simple">ENSG00000158517 (Ensembl)</text:a> </text:p>
          </table:table-cell>
          <table:table-cell office:value-type="string" calcext:value-type="string">
            <text:p>Original kegg element: gene;38;mmu:17969</text:p>
            <text:p>Homology Mapping from Mus musculus to Homo sapiens: Original ID = L:17969</text:p>
          </table:table-cell>
        </table:table-row>
        <table:table-row table:style-name="ro1">
          <table:table-cell office:value-type="string" calcext:value-type="string">
            <text:p>NFKB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9320" xlink:type="simple">ENSG00000109320 (Ensembl)</text:a> </text:p>
          </table:table-cell>
          <table:table-cell office:value-type="string" calcext:value-type="string">
            <text:p>Original kegg element: gene;53;mmu:18033 mmu:19697</text:p>
            <text:p>Homology Mapping from Mus musculus to Homo sapiens: Original ID = L:18033</text:p>
          </table:table-cell>
        </table:table-row>
        <table:table-row table:style-name="ro1">
          <table:table-cell office:value-type="string" calcext:value-type="string">
            <text:p>NFKBI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0906" xlink:type="simple">ENSG00000100906 (Ensembl)</text:a> </text:p>
          </table:table-cell>
          <table:table-cell office:value-type="string" calcext:value-type="string">
            <text:p>Original kegg element: gene;55;mmu:18035 mmu:18036</text:p>
            <text:p>Homology Mapping from Mus musculus to Homo sapiens: Original ID = L:18035</text:p>
          </table:table-cell>
        </table:table-row>
        <table:table-row table:style-name="ro1">
          <table:table-cell office:value-type="string" calcext:value-type="string">
            <text:p>NFKBI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4825" xlink:type="simple">ENSG00000104825 (Ensembl)</text:a> </text:p>
          </table:table-cell>
          <table:table-cell office:value-type="string" calcext:value-type="string">
            <text:p>Original kegg element: gene;55;mmu:18035 mmu:18036</text:p>
            <text:p>Homology Mapping from Mus musculus to Homo sapiens: Original ID = L:18036</text:p>
          </table:table-cell>
        </table:table-row>
        <table:table-row table:style-name="ro3">
          <table:table-cell office:value-type="string" calcext:value-type="string">
            <text:p>NRAS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213281" xlink:type="simple">ENSG00000213281 (Ensembl)</text:a> </text:p>
          </table:table-cell>
          <table:table-cell office:value-type="string" calcext:value-type="string">
            <text:p>Original kegg element: gene;46;mmu:15461 mmu:16653 mmu:18176</text:p>
            <text:p>Homology Mapping from Mus musculus to Homo sapiens: Original ID = L:18176</text:p>
          </table:table-cell>
        </table:table-row>
        <table:table-row table:style-name="ro4">
          <table:table-cell office:value-type="string" calcext:value-type="string">
            <text:p>PA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9269" xlink:type="simple">ENSG00000149269 (Ensembl)</text:a> </text:p>
          </table:table-cell>
          <table:table-cell office:value-type="string" calcext:value-type="string">
            <text:p>Original kegg element: gene;42;mmu:18479</text:p>
            <text:p>Homology Mapping from Mus musculus to Homo sapiens: Original ID = L:18479</text:p>
          </table:table-cell>
        </table:table-row>
        <table:table-row table:style-name="ro4">
          <table:table-cell office:value-type="string" calcext:value-type="string">
            <text:p>PARD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8498" xlink:type="simple">ENSG00000148498 (Ensembl)</text:a> </text:p>
          </table:table-cell>
          <table:table-cell office:value-type="string" calcext:value-type="string">
            <text:p>Original kegg element: gene;35;mmu:93742</text:p>
            <text:p>Homology Mapping from Mus musculus to Homo sapiens: Original ID = L:93742</text:p>
          </table:table-cell>
        </table:table-row>
        <table:table-row table:style-name="ro5">
          <table:table-cell office:value-type="string" calcext:value-type="string">
            <text:p>PF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3737" xlink:type="simple">ENSG00000163737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6744</text:p>
          </table:table-cell>
        </table:table-row>
        <table:table-row table:style-name="ro13">
          <table:table-cell office:value-type="string" calcext:value-type="string">
            <text:p>PIK3C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1879" xlink:type="simple">ENSG00000121879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18706</text:p>
          </table:table-cell>
        </table:table-row>
        <table:table-row table:style-name="ro13">
          <table:table-cell office:value-type="string" calcext:value-type="string">
            <text:p>PIK3C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51382" xlink:type="simple">ENSG00000051382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74769</text:p>
          </table:table-cell>
        </table:table-row>
        <table:table-row table:style-name="ro13">
          <table:table-cell office:value-type="string" calcext:value-type="string">
            <text:p>PIK3CD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1608" xlink:type="simple">ENSG00000171608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18707</text:p>
          </table:table-cell>
        </table:table-row>
        <table:table-row table:style-name="ro13">
          <table:table-cell office:value-type="string" calcext:value-type="string">
            <text:p>PIK3CG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5851" xlink:type="simple">ENSG00000105851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30955</text:p>
          </table:table-cell>
        </table:table-row>
        <table:table-row table:style-name="ro13">
          <table:table-cell office:value-type="string" calcext:value-type="string">
            <text:p>PIK3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5675" xlink:type="simple">ENSG00000145675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18708</text:p>
          </table:table-cell>
        </table:table-row>
        <table:table-row table:style-name="ro13">
          <table:table-cell office:value-type="string" calcext:value-type="string">
            <text:p>PIK3R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5647" xlink:type="simple">ENSG00000105647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18709</text:p>
          </table:table-cell>
        </table:table-row>
        <table:table-row table:style-name="ro13">
          <table:table-cell office:value-type="string" calcext:value-type="string">
            <text:p>PIK3R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7461" xlink:type="simple">ENSG00000117461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18710</text:p>
          </table:table-cell>
        </table:table-row>
        <table:table-row table:style-name="ro13">
          <table:table-cell office:value-type="string" calcext:value-type="string">
            <text:p>PIK3R5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1506" xlink:type="simple">ENSG00000141506 (Ensembl)</text:a> </text:p>
          </table:table-cell>
          <table:table-cell office:value-type="string" calcext:value-type="string">
            <text:p>Original kegg element: gene;10;mmu:18706 mmu:18707 mmu:18708 mmu:18709 mmu:18710 mmu:30955 mmu:320207 mmu:74769</text:p>
            <text:p>Homology Mapping from Mus musculus to Homo sapiens: Original ID = L:320207</text:p>
          </table:table-cell>
        </table:table-row>
        <table:table-row table:style-name="ro14">
          <table:table-cell office:value-type="string" calcext:value-type="string">
            <text:p>PLCB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2621" xlink:type="simple">ENSG00000182621 (Ensembl)</text:a> </text:p>
          </table:table-cell>
          <table:table-cell office:value-type="string" calcext:value-type="string">
            <text:p>Original kegg element: gene;11;mmu:18795 mmu:18796 mmu:18797 mmu:18798</text:p>
            <text:p>Homology Mapping from Mus musculus to Homo sapiens: Original ID = L:18795</text:p>
          </table:table-cell>
        </table:table-row>
        <table:table-row table:style-name="ro14">
          <table:table-cell office:value-type="string" calcext:value-type="string">
            <text:p>PLCB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7841" xlink:type="simple">ENSG00000137841 (Ensembl)</text:a> </text:p>
          </table:table-cell>
          <table:table-cell office:value-type="string" calcext:value-type="string">
            <text:p>Original kegg element: gene;11;mmu:18795 mmu:18796 mmu:18797 mmu:18798</text:p>
            <text:p>Homology Mapping from Mus musculus to Homo sapiens: Original ID = L:18796</text:p>
          </table:table-cell>
        </table:table-row>
        <table:table-row table:style-name="ro14">
          <table:table-cell office:value-type="string" calcext:value-type="string">
            <text:p>PLCB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9782" xlink:type="simple">ENSG00000149782 (Ensembl)</text:a> </text:p>
          </table:table-cell>
          <table:table-cell office:value-type="string" calcext:value-type="string">
            <text:p>Original kegg element: gene;11;mmu:18795 mmu:18796 mmu:18797 mmu:18798</text:p>
            <text:p>Homology Mapping from Mus musculus to Homo sapiens: Original ID = L:18797</text:p>
          </table:table-cell>
        </table:table-row>
        <table:table-row table:style-name="ro14">
          <table:table-cell office:value-type="string" calcext:value-type="string">
            <text:p>PLCB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1333" xlink:type="simple">ENSG00000101333 (Ensembl)</text:a> </text:p>
          </table:table-cell>
          <table:table-cell office:value-type="string" calcext:value-type="string">
            <text:p>Original kegg element: gene;11;mmu:18795 mmu:18796 mmu:18797 mmu:18798</text:p>
            <text:p>Homology Mapping from Mus musculus to Homo sapiens: Original ID = L:18798</text:p>
          </table:table-cell>
        </table:table-row>
        <table:table-row table:style-name="ro5">
          <table:table-cell office:value-type="string" calcext:value-type="string">
            <text:p>PPBP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3736" xlink:type="simple">ENSG00000163736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57349</text:p>
          </table:table-cell>
        </table:table-row>
        <table:table-row table:style-name="ro4">
          <table:table-cell office:value-type="string" calcext:value-type="string">
            <text:p>PREX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4126" xlink:type="simple">ENSG00000124126 (Ensembl)</text:a> </text:p>
          </table:table-cell>
          <table:table-cell office:value-type="string" calcext:value-type="string">
            <text:p>Original kegg element: gene;57;mmu:277360</text:p>
            <text:p>Homology Mapping from Mus musculus to Homo sapiens: Original ID = L:277360</text:p>
          </table:table-cell>
        </table:table-row>
        <table:table-row table:style-name="ro3">
          <table:table-cell office:value-type="string" calcext:value-type="string">
            <text:p>PRKAC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2875" xlink:type="simple">ENSG00000142875 (Ensembl)</text:a> </text:p>
          </table:table-cell>
          <table:table-cell office:value-type="string" calcext:value-type="string">
            <text:p>Original kegg element: gene;40;mmu:18747 mmu:18749 mmu:19108</text:p>
            <text:p>Homology Mapping from Mus musculus to Homo sapiens: Original ID = L:18749</text:p>
          </table:table-cell>
        </table:table-row>
        <table:table-row table:style-name="ro3">
          <table:table-cell office:value-type="string" calcext:value-type="string">
            <text:p>PRKACG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5059" xlink:type="simple">ENSG00000165059 (Ensembl)</text:a> </text:p>
          </table:table-cell>
          <table:table-cell office:value-type="string" calcext:value-type="string">
            <text:p>Original kegg element: gene;40;mmu:18747 mmu:18749 mmu:19108</text:p>
            <text:p>Homology Mapping from Mus musculus to Homo sapiens: Original ID = L:18747</text:p>
          </table:table-cell>
        </table:table-row>
        <table:table-row table:style-name="ro1">
          <table:table-cell office:value-type="string" calcext:value-type="string">
            <text:p>PRKC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6501" xlink:type="simple">ENSG00000166501 (Ensembl)</text:a> </text:p>
          </table:table-cell>
          <table:table-cell office:value-type="string" calcext:value-type="string">
            <text:p>Original kegg element: gene;34;mmu:18751 mmu:18753</text:p>
            <text:p>Homology Mapping from Mus musculus to Homo sapiens: Original ID = L:18751</text:p>
          </table:table-cell>
        </table:table-row>
        <table:table-row table:style-name="ro1">
          <table:table-cell office:value-type="string" calcext:value-type="string">
            <text:p>PRKCD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3932" xlink:type="simple">ENSG00000163932 (Ensembl)</text:a> </text:p>
          </table:table-cell>
          <table:table-cell office:value-type="string" calcext:value-type="string">
            <text:p>Original kegg element: gene;34;mmu:18751 mmu:18753</text:p>
            <text:p>Homology Mapping from Mus musculus to Homo sapiens: Original ID = L:18753</text:p>
          </table:table-cell>
        </table:table-row>
        <table:table-row table:style-name="ro4">
          <table:table-cell office:value-type="string" calcext:value-type="string">
            <text:p>PRKCZ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67606" xlink:type="simple">ENSG00000067606 (Ensembl)</text:a> </text:p>
          </table:table-cell>
          <table:table-cell office:value-type="string" calcext:value-type="string">
            <text:p>Original kegg element: gene;52;mmu:18762</text:p>
            <text:p>Homology Mapping from Mus musculus to Homo sapiens: Original ID = L:18762</text:p>
          </table:table-cell>
        </table:table-row>
        <table:table-row table:style-name="ro3">
          <table:table-cell office:value-type="string" calcext:value-type="string">
            <text:p>PRKX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3943" xlink:type="simple">ENSG00000183943 (Ensembl)</text:a> </text:p>
          </table:table-cell>
          <table:table-cell office:value-type="string" calcext:value-type="string">
            <text:p>Original kegg element: gene;40;mmu:18747 mmu:18749 mmu:19108</text:p>
            <text:p>Homology Mapping from Mus musculus to Homo sapiens: Original ID = L:19108</text:p>
          </table:table-cell>
        </table:table-row>
        <table:table-row table:style-name="ro4">
          <table:table-cell office:value-type="string" calcext:value-type="string">
            <text:p>PTK2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0899" xlink:type="simple">ENSG00000120899 (Ensembl)</text:a> </text:p>
          </table:table-cell>
          <table:table-cell office:value-type="string" calcext:value-type="string">
            <text:p>Original kegg element: gene;41;mmu:19229</text:p>
            <text:p>Homology Mapping from Mus musculus to Homo sapiens: Original ID = L:19229</text:p>
          </table:table-cell>
        </table:table-row>
        <table:table-row table:style-name="ro4">
          <table:table-cell office:value-type="string" calcext:value-type="string">
            <text:p>PTK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9398" xlink:type="simple">ENSG00000169398 (Ensembl)</text:a> </text:p>
          </table:table-cell>
          <table:table-cell office:value-type="string" calcext:value-type="string">
            <text:p>Original kegg element: gene;6;mmu:14083</text:p>
            <text:p>Homology Mapping from Mus musculus to Homo sapiens: Original ID = L:14083</text:p>
          </table:table-cell>
        </table:table-row>
        <table:table-row table:style-name="ro4">
          <table:table-cell office:value-type="string" calcext:value-type="string">
            <text:p>PXN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89159" xlink:type="simple">ENSG00000089159 (Ensembl)</text:a> </text:p>
          </table:table-cell>
          <table:table-cell office:value-type="string" calcext:value-type="string">
            <text:p>Original kegg element: gene;8;mmu:19303</text:p>
            <text:p>Homology Mapping from Mus musculus to Homo sapiens: Original ID = L:19303</text:p>
          </table:table-cell>
        </table:table-row>
        <table:table-row table:style-name="ro1">
          <table:table-cell office:value-type="string" calcext:value-type="string">
            <text:p>RAC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6238" xlink:type="simple">ENSG00000136238 (Ensembl)</text:a> </text:p>
          </table:table-cell>
          <table:table-cell office:value-type="string" calcext:value-type="string">
            <text:p>Original kegg element: gene;51;mmu:19353 mmu:19354</text:p>
            <text:p>Homology Mapping from Mus musculus to Homo sapiens: Original ID = L:19353</text:p>
          </table:table-cell>
        </table:table-row>
        <table:table-row table:style-name="ro1">
          <table:table-cell office:value-type="string" calcext:value-type="string">
            <text:p>RAC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8340" xlink:type="simple">ENSG00000128340 (Ensembl)</text:a> </text:p>
          </table:table-cell>
          <table:table-cell office:value-type="string" calcext:value-type="string">
            <text:p>Original kegg element: gene;51;mmu:19353 mmu:19354</text:p>
            <text:p>Homology Mapping from Mus musculus to Homo sapiens: Original ID = L:19354</text:p>
          </table:table-cell>
        </table:table-row>
        <table:table-row table:style-name="ro1">
          <table:table-cell office:value-type="string" calcext:value-type="string">
            <text:p>RAF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2155" xlink:type="simple">ENSG00000132155 (Ensembl)</text:a> </text:p>
          </table:table-cell>
          <table:table-cell office:value-type="string" calcext:value-type="string">
            <text:p>Original kegg element: gene;48;mmu:109880 mmu:110157</text:p>
            <text:p>Homology Mapping from Mus musculus to Homo sapiens: Original ID = L:110157</text:p>
          </table:table-cell>
        </table:table-row>
        <table:table-row table:style-name="ro1">
          <table:table-cell office:value-type="string" calcext:value-type="string">
            <text:p>RAP1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6473" xlink:type="simple">ENSG00000116473 (Ensembl)</text:a> </text:p>
          </table:table-cell>
          <table:table-cell office:value-type="string" calcext:value-type="string">
            <text:p>Original kegg element: gene;32;mmu:109905 mmu:215449</text:p>
            <text:p>Homology Mapping from Mus musculus to Homo sapiens: Original ID = L:109905</text:p>
          </table:table-cell>
        </table:table-row>
        <table:table-row table:style-name="ro1">
          <table:table-cell office:value-type="string" calcext:value-type="string">
            <text:p>RAP1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7314" xlink:type="simple">ENSG00000127314 (Ensembl)</text:a> </text:p>
          </table:table-cell>
          <table:table-cell office:value-type="string" calcext:value-type="string">
            <text:p>Original kegg element: gene;32;mmu:109905 mmu:215449</text:p>
            <text:p>Homology Mapping from Mus musculus to Homo sapiens: Original ID = L:215449</text:p>
          </table:table-cell>
        </table:table-row>
        <table:table-row table:style-name="ro4">
          <table:table-cell office:value-type="string" calcext:value-type="string">
            <text:p>RASGRP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68831" xlink:type="simple">ENSG00000068831 (Ensembl)</text:a> </text:p>
          </table:table-cell>
          <table:table-cell office:value-type="string" calcext:value-type="string">
            <text:p>Original kegg element: gene;31;mmu:19395</text:p>
            <text:p>Homology Mapping from Mus musculus to Homo sapiens: Original ID = L:19395</text:p>
          </table:table-cell>
        </table:table-row>
        <table:table-row table:style-name="ro1">
          <table:table-cell office:value-type="string" calcext:value-type="string">
            <text:p>RELA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3039" xlink:type="simple">ENSG00000173039 (Ensembl)</text:a> </text:p>
          </table:table-cell>
          <table:table-cell office:value-type="string" calcext:value-type="string">
            <text:p>Original kegg element: gene;53;mmu:18033 mmu:19697</text:p>
            <text:p>Homology Mapping from Mus musculus to Homo sapiens: Original ID = L:19697</text:p>
          </table:table-cell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67900" xlink:type="simple">ENSG00000067900 (Ensembl)</text:a> </text:p>
          </table:table-cell>
          <table:table-cell office:value-type="string" calcext:value-type="string">
            <text:p>Original kegg element: gene;25;mmu:19877 mmu:19878</text:p>
            <text:p>Homology Mapping from Mus musculus to Homo sapiens: Original ID = L:19877</text:p>
          </table:table-cell>
        </table:table-row>
        <table:table-row table:style-name="ro1">
          <table:table-cell office:value-type="string" calcext:value-type="string">
            <text:p>ROCK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4318" xlink:type="simple">ENSG00000134318 (Ensembl)</text:a> </text:p>
          </table:table-cell>
          <table:table-cell office:value-type="string" calcext:value-type="string">
            <text:p>Original kegg element: gene;25;mmu:19877 mmu:19878</text:p>
            <text:p>Homology Mapping from Mus musculus to Homo sapiens: Original ID = L:19878</text:p>
          </table:table-cell>
        </table:table-row>
        <table:table-row table:style-name="ro9">
          <table:table-cell office:value-type="string" calcext:value-type="string">
            <text:p>Regulation of actin cytoskeleton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map;4;path:mmu04810</text:p>
          </table:table-cell>
        </table:table-row>
        <table:table-row table:style-name="ro15">
          <table:table-cell office:value-type="string" calcext:value-type="string">
            <text:p>Rhoa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9;mmu:11848 mmu:433749</text:p>
            <text:p>No homologues found for original id L:11848</text:p>
          </table:table-cell>
        </table:table-row>
        <table:table-row table:style-name="ro14">
          <table:table-cell office:value-type="string" calcext:value-type="string">
            <text:p>SHC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0691" xlink:type="simple">ENSG00000160691 (Ensembl)</text:a> </text:p>
          </table:table-cell>
          <table:table-cell office:value-type="string" calcext:value-type="string">
            <text:p>Original kegg element: gene;16;mmu:20416 mmu:20418 mmu:216148 mmu:271849</text:p>
            <text:p>Homology Mapping from Mus musculus to Homo sapiens: Original ID = L:20416</text:p>
          </table:table-cell>
        </table:table-row>
        <table:table-row table:style-name="ro14">
          <table:table-cell office:value-type="string" calcext:value-type="string">
            <text:p>SHC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29946" xlink:type="simple">ENSG00000129946 (Ensembl)</text:a> </text:p>
          </table:table-cell>
          <table:table-cell office:value-type="string" calcext:value-type="string">
            <text:p>Original kegg element: gene;16;mmu:20416 mmu:20418 mmu:216148 mmu:271849</text:p>
            <text:p>Homology Mapping from Mus musculus to Homo sapiens: Original ID = L:216148</text:p>
          </table:table-cell>
        </table:table-row>
        <table:table-row table:style-name="ro14">
          <table:table-cell office:value-type="string" calcext:value-type="string">
            <text:p>SHC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8082" xlink:type="simple">ENSG00000148082 (Ensembl)</text:a> </text:p>
          </table:table-cell>
          <table:table-cell office:value-type="string" calcext:value-type="string">
            <text:p>Original kegg element: gene;16;mmu:20416 mmu:20418 mmu:216148 mmu:271849</text:p>
            <text:p>Homology Mapping from Mus musculus to Homo sapiens: Original ID = L:20418</text:p>
          </table:table-cell>
        </table:table-row>
        <table:table-row table:style-name="ro14">
          <table:table-cell office:value-type="string" calcext:value-type="string">
            <text:p>SHC4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85634" xlink:type="simple">ENSG00000185634 (Ensembl)</text:a> </text:p>
          </table:table-cell>
          <table:table-cell office:value-type="string" calcext:value-type="string">
            <text:p>Original kegg element: gene;16;mmu:20416 mmu:20418 mmu:216148 mmu:271849</text:p>
            <text:p>Homology Mapping from Mus musculus to Homo sapiens: Original ID = L:271849</text:p>
          </table:table-cell>
        </table:table-row>
        <table:table-row table:style-name="ro1">
          <table:table-cell office:value-type="string" calcext:value-type="string">
            <text:p>SOS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5904" xlink:type="simple">ENSG00000115904 (Ensembl)</text:a> </text:p>
          </table:table-cell>
          <table:table-cell office:value-type="string" calcext:value-type="string">
            <text:p>Original kegg element: gene;58;mmu:20662 mmu:20663</text:p>
            <text:p>Homology Mapping from Mus musculus to Homo sapiens: Original ID = L:20662</text:p>
          </table:table-cell>
        </table:table-row>
        <table:table-row table:style-name="ro1">
          <table:table-cell office:value-type="string" calcext:value-type="string">
            <text:p>SOS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0485" xlink:type="simple">ENSG00000100485 (Ensembl)</text:a> </text:p>
          </table:table-cell>
          <table:table-cell office:value-type="string" calcext:value-type="string">
            <text:p>Original kegg element: gene;58;mmu:20662 mmu:20663</text:p>
            <text:p>Homology Mapping from Mus musculus to Homo sapiens: Original ID = L:20663</text:p>
          </table:table-cell>
        </table:table-row>
        <table:table-row table:style-name="ro14">
          <table:table-cell office:value-type="string" calcext:value-type="string">
            <text:p>STAT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15415" xlink:type="simple">ENSG00000115415 (Ensembl)</text:a> </text:p>
          </table:table-cell>
          <table:table-cell office:value-type="string" calcext:value-type="string">
            <text:p>Original kegg element: gene;43;mmu:20846 mmu:20847 mmu:20848 mmu:20851</text:p>
            <text:p>Homology Mapping from Mus musculus to Homo sapiens: Original ID = L:20846</text:p>
          </table:table-cell>
        </table:table-row>
        <table:table-row table:style-name="ro14">
          <table:table-cell office:value-type="string" calcext:value-type="string">
            <text:p>STAT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0581" xlink:type="simple">ENSG00000170581 (Ensembl)</text:a> </text:p>
          </table:table-cell>
          <table:table-cell office:value-type="string" calcext:value-type="string">
            <text:p>Original kegg element: gene;43;mmu:20846 mmu:20847 mmu:20848 mmu:20851</text:p>
            <text:p>Homology Mapping from Mus musculus to Homo sapiens: Original ID = L:20847</text:p>
          </table:table-cell>
        </table:table-row>
        <table:table-row table:style-name="ro14">
          <table:table-cell office:value-type="string" calcext:value-type="string">
            <text:p>STAT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8610" xlink:type="simple">ENSG00000168610 (Ensembl)</text:a> </text:p>
          </table:table-cell>
          <table:table-cell office:value-type="string" calcext:value-type="string">
            <text:p>Original kegg element: gene;43;mmu:20846 mmu:20847 mmu:20848 mmu:20851</text:p>
            <text:p>Homology Mapping from Mus musculus to Homo sapiens: Original ID = L:20848</text:p>
          </table:table-cell>
        </table:table-row>
        <table:table-row table:style-name="ro14">
          <table:table-cell office:value-type="string" calcext:value-type="string">
            <text:p>STAT5B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3757" xlink:type="simple">ENSG00000173757 (Ensembl)</text:a> </text:p>
          </table:table-cell>
          <table:table-cell office:value-type="string" calcext:value-type="string">
            <text:p>Original kegg element: gene;43;mmu:20846 mmu:20847 mmu:20848 mmu:20851</text:p>
            <text:p>Homology Mapping from Mus musculus to Homo sapiens: Original ID = L:20851</text:p>
          </table:table-cell>
        </table:table-row>
        <table:table-row table:style-name="ro1">
          <table:table-cell office:value-type="string" calcext:value-type="string">
            <text:p>TIAM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56299" xlink:type="simple">ENSG00000156299 (Ensembl)</text:a> </text:p>
          </table:table-cell>
          <table:table-cell office:value-type="string" calcext:value-type="string">
            <text:p>Original kegg element: gene;37;mmu:21844 mmu:24001</text:p>
            <text:p>Homology Mapping from Mus musculus to Homo sapiens: Original ID = L:21844</text:p>
          </table:table-cell>
        </table:table-row>
        <table:table-row table:style-name="ro1">
          <table:table-cell office:value-type="string" calcext:value-type="string">
            <text:p>TIAM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6426" xlink:type="simple">ENSG00000146426 (Ensembl)</text:a> </text:p>
          </table:table-cell>
          <table:table-cell office:value-type="string" calcext:value-type="string">
            <text:p>Original kegg element: gene;37;mmu:21844 mmu:24001</text:p>
            <text:p>Homology Mapping from Mus musculus to Homo sapiens: Original ID = L:24001</text:p>
          </table:table-cell>
        </table:table-row>
        <table:table-row table:style-name="ro9">
          <table:table-cell office:value-type="string" calcext:value-type="string">
            <text:p>Ubiquitin mediated proteolysis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map;49;path:mmu04120</text:p>
          </table:table-cell>
        </table:table-row>
        <table:table-row table:style-name="ro3">
          <table:table-cell office:value-type="string" calcext:value-type="string">
            <text:p>VAV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1968" xlink:type="simple">ENSG00000141968 (Ensembl)</text:a> </text:p>
          </table:table-cell>
          <table:table-cell office:value-type="string" calcext:value-type="string">
            <text:p>Original kegg element: gene;27;mmu:22324 mmu:22325 mmu:57257</text:p>
            <text:p>Homology Mapping from Mus musculus to Homo sapiens: Original ID = L:22324</text:p>
          </table:table-cell>
        </table:table-row>
        <table:table-row table:style-name="ro3">
          <table:table-cell office:value-type="string" calcext:value-type="string">
            <text:p>VAV2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60293" xlink:type="simple">ENSG00000160293 (Ensembl)</text:a> </text:p>
          </table:table-cell>
          <table:table-cell office:value-type="string" calcext:value-type="string">
            <text:p>Original kegg element: gene;27;mmu:22324 mmu:22325 mmu:57257</text:p>
            <text:p>Homology Mapping from Mus musculus to Homo sapiens: Original ID = L:22325</text:p>
          </table:table-cell>
        </table:table-row>
        <table:table-row table:style-name="ro3">
          <table:table-cell office:value-type="string" calcext:value-type="string">
            <text:p>VAV3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34215" xlink:type="simple">ENSG00000134215 (Ensembl)</text:a> </text:p>
          </table:table-cell>
          <table:table-cell office:value-type="string" calcext:value-type="string">
            <text:p>Original kegg element: gene;27;mmu:22324 mmu:22325 mmu:57257</text:p>
            <text:p>Homology Mapping from Mus musculus to Homo sapiens: Original ID = L:57257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015285" xlink:type="simple">ENSG00000015285 (Ensembl)</text:a> </text:p>
          </table:table-cell>
          <table:table-cell office:value-type="string" calcext:value-type="string">
            <text:p>Original kegg element: gene;33;mmu:22376 mmu:73178</text:p>
            <text:p>Homology Mapping from Mus musculus to Homo sapiens: Original ID = L:22376</text:p>
          </table:table-cell>
        </table:table-row>
        <table:table-row table:style-name="ro1">
          <table:table-cell office:value-type="string" calcext:value-type="string">
            <text:p>WASL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06299" xlink:type="simple">ENSG00000106299 (Ensembl)</text:a> </text:p>
          </table:table-cell>
          <table:table-cell office:value-type="string" calcext:value-type="string">
            <text:p>Original kegg element: gene;33;mmu:22376 mmu:73178</text:p>
            <text:p>Homology Mapping from Mus musculus to Homo sapiens: Original ID = L:73178</text:p>
          </table:table-cell>
        </table:table-row>
        <table:table-row table:style-name="ro5">
          <table:table-cell office:value-type="string" calcext:value-type="string">
            <text:p>XCL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43184" xlink:type="simple">ENSG00000143184 (Ensembl)</text:a> </text:p>
          </table:table-cell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  <text:p>Homology Mapping from Mus musculus to Homo sapiens: Original ID = L:16963</text:p>
          </table:table-cell>
        </table:table-row>
        <table:table-row table:style-name="ro6">
          <table:table-cell office:value-type="string" calcext:value-type="string">
            <text:p>XCR1</text:p>
          </table:table-cell>
          <table:table-cell office:value-type="string" calcext:value-type="string">
            <text:p>GeneProduct</text:p>
          </table:table-cell>
          <table:table-cell office:value-type="string" calcext:value-type="string">
            <text:p><text:a xlink:href="http://ensemblgenomes.org/id/ENSG00000173578" xlink:type="simple">ENSG00000173578 (Ensembl)</text:a> </text:p>
          </table:table-cell>
          <table:table-cell office:value-type="string" calcext:value-type="string">
            <text:p>Original kegg element: gene;1;mmu:12145 mmu:12458 mmu:12765 mmu:12766 mmu:12767 mmu:12768 mmu:12769 mmu:12770 mmu:12771 mmu:12772 mmu:12773 mmu:12774 mmu:12775 mmu:12776 mmu:12777 mmu:13051 mmu:227288 mmu:23832 mmu:80901</text:p>
            <text:p>Homology Mapping from Mus musculus to Homo sapiens: Original ID = L:23832</text:p>
          </table:table-cell>
        </table:table-row>
        <table:table-row table:style-name="ro16">
          <table:table-cell office:value-type="string" calcext:value-type="string">
            <text:p>c-C motif chemokine 12-like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2;mmu:100039053 mmu:100039863 mmu:100504977 mmu:14825 mmu:15945 mmu:16963 mmu:17329 mmu:18829 mmu:20290 mmu:20292 mmu:20293 mmu:20295 mmu:20296 mmu:20297 mmu:20299 mmu:20300 mmu:20301 mmu:20302 mmu:20303 mmu:20304 mmu:20305 mmu:20306 mmu:20307 mmu:20308 mmu:20309 mmu:20310 mmu:20311 mmu:20312 mmu:20315 mmu:24047 mmu:541307 mmu:55985 mmu:56066 mmu:56221 mmu:56744 mmu:56838 mmu:57266 mmu:57349 mmu:65956 mmu:66102</text:p>
          </table:table-cell>
        </table:table-row>
        <table:table-row table:style-name="ro17">
          <table:table-cell office:value-type="string" calcext:value-type="string">
            <text:p>guanine nucleotide-binding protein G(I)/G(S)/G(O) subunit gamma-12-like</text:p>
          </table:table-cell>
          <table:table-cell office:value-type="string" calcext:value-type="string">
            <text:p>GeneProduct</text:p>
          </table:table-cell>
          <table:table-cell table:style-name="ce2"/>
          <table:table-cell office:value-type="string" calcext:value-type="string">
            <text:p>Original kegg element: gene;18;mmu:100042311 mmu:100043318 mmu:100043507 mmu:100503710 mmu:14688 mmu:14693 mmu:14695 mmu:14696 mmu:14697 mmu:14699 mmu:14700 mmu:14701 mmu:14702 mmu:14704 mmu:14706 mmu:14707 mmu:14708 mmu:14709 mmu:14710 mmu:436049 mmu:64337 mmu:66066</text:p>
            <text:p>No homologues found for original id L:100503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17:20.215703354</meta:creation-date>
    <dc:date>2018-04-20T14:22:16.412895572</dc:date>
    <meta:editing-duration>PT4M56S</meta:editing-duration>
    <meta:editing-cycles>1</meta:editing-cycles>
    <meta:document-statistic meta:table-count="1" meta:cell-count="715" meta:object-count="166"/>
    <meta:generator>LibreOffice/5.2.1.2$Linux_X86_64 LibreOffice_project/31dd62db80d4e60af04904455ec9c9219178d620</meta:generator>
  </office:meta>
</office:document-meta>
</file>